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2.3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.786cm"/>
    </style:style>
    <style:style style:name="gr6" style:family="graphic" style:parent-style-name="standard">
      <style:graphic-properties draw:textarea-horizontal-align="justify" draw:textarea-vertical-align="middle" draw:auto-grow-height="false" fo:min-height="1.546cm" fo:min-width="2.3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866cm"/>
    </style:style>
    <style:style style:name="gr10" style:family="graphic" style:parent-style-name="standard">
      <style:graphic-properties draw:textarea-horizontal-align="justify" draw:textarea-vertical-align="middle" draw:auto-grow-height="false" fo:min-height="1.906cm" fo:min-width="2.734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12" style:family="graphic" style:parent-style-name="standard">
      <style:graphic-properties draw:textarea-horizontal-align="justify" draw:textarea-vertical-align="middle" draw:auto-grow-height="false" fo:min-height="1.906cm" fo:min-width="2.554cm"/>
    </style:style>
    <style:style style:name="gr13" style:family="graphic" style:parent-style-name="standard">
      <style:graphic-properties draw:textarea-horizontal-align="justify" draw:textarea-vertical-align="middle" draw:auto-grow-height="false" fo:min-height="2.544cm" fo:min-width="3.564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8cm" fo:min-width="0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1.152cm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24" style:family="graphic" style:parent-style-name="standard">
      <style:graphic-properties draw:textarea-horizontal-align="justify" draw:textarea-vertical-align="middle" draw:auto-grow-height="false" fo:min-height="2.086cm" fo:min-width="2.554cm"/>
    </style:style>
    <style:style style:name="gr25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26" style:family="graphic" style:parent-style-name="standard">
      <style:graphic-properties draw:textarea-horizontal-align="justify" draw:textarea-vertical-align="middle" draw:auto-grow-height="false" fo:min-height="3.306cm" fo:min-width="1.786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0.241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Blueprint_20_Plans-title">
      <style:graphic-properties fo:min-height="9.621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4.439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24pt" style:font-size-complex="24pt"/>
    </style:style>
    <style:style style:name="P3" style:family="paragraph">
      <style:text-properties fo:font-size="20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5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1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1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text-properties style:font-name="Cantarell" fo:font-size="20pt" style:font-size-asian="24pt" style:font-size-complex="24pt"/>
    </style:style>
    <style:style style:name="P13" style:family="paragraph">
      <loext:graphic-properties draw:fill="none" draw:fill-color="#ffffff"/>
      <style:text-properties fo:font-size="11pt" style:font-size-asian="24pt" style:font-size-complex="24pt"/>
    </style:style>
    <style:style style:name="P14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54pt" style:font-size-asian="24pt" style:font-size-complex="24pt"/>
    </style:style>
    <style:style style:name="T3" style:family="text">
      <style:text-properties fo:font-size="40pt" style:font-size-asian="24pt" style:font-size-complex="24pt"/>
    </style:style>
    <style:style style:name="T4" style:family="text">
      <style:text-properties fo:font-size="11pt" style:font-size-asian="24pt" style:font-size-complex="24pt"/>
    </style:style>
    <style:style style:name="T5" style:family="text">
      <style:text-properties fo:font-size="11pt"/>
    </style:style>
    <style:style style:name="T6" style:family="text">
      <style:text-properties style:font-name="Cantarell" fo:font-size="20pt" style:font-size-asian="24pt" style:font-size-complex="24pt"/>
    </style:style>
    <style:style style:name="T7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9.621cm" svg:x="1.4cm" svg:y="3.556cm" presentation:class="title" presentation:user-transformed="true">
          <draw:text-box>
            <text:p>Software Defined Networking: Distributed <text:s/>Systems and Trust Computatio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he lack of support to distributed network in Openflow standard.</text:span></text:p>
              </text:list-item>
              <text:list-item>
                <text:p><text:span text:style-name="T1">Innovative way to interconnect multiple controllers.</text:span></text:p>
              </text:list-item>
              <text:list-item>
                <text:p><text:span text:style-name="T1">Acts like a messenger system between controllers.</text:span></text:p>
              </text:list-item>
              <text:list-item>
                <text:p><text:span text:style-name="T1">Controllers pose queries of certain network node addresses.</text:span></text:p>
              </text:list-item>
              <text:list-item>
                <text:p><text:span text:style-name="T1">Replies are sent by corresponding controllers that own those nodes.</text:span></text:p>
              </text:list-item>
              <text:list-item>
                <text:p><text:span text:style-name="T1">Flexible library is provided to make the controller docile to relay protocol.</text:span></text:p>
              </text:list-item>
              <text:list-item>
                <text:p><text:span text:style-name="T1">Single entry, multi process and single exit structure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5" draw:layer="layout" svg:width="25.199cm" svg:height="3.506cm" svg:x="1.725cm" svg:y="8.432cm" presentation:class="title" presentation:user-transformed="true">
          <draw:text-box>
            <text:p><text:span text:style-name="T2">The Relay Structu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struct controller</text:span></text:p>
          </draw:text-box>
        </draw:frame>
        <draw:frame presentation:style-name="pr4" draw:text-style-name="P3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<text:span text:style-name="T1">int id</text:span></text:p>
              </text:list-item>
              <text:list-item>
                <text:p><text:span text:style-name="T1">int bcast_sock</text:span></text:p>
              </text:list-item>
              <text:list-item>
                <text:p><text:span text:style-name="T1">int sock</text:span></text:p>
              </text:list-item>
              <text:list-item>
                <text:p><text:span text:style-name="T1">struct sockaddr_in addr</text:span></text:p>
              </text:list-item>
            </text:list>
          </draw:text-box>
        </draw:frame>
        <draw:frame presentation:style-name="pr3" draw:text-style-name="P2" draw:layer="layout" svg:width="25.199cm" svg:height="3.506cm" svg:x="1.27cm" svg:y="10.21cm" presentation:class="title" presentation:user-transformed="true">
          <draw:text-box>
            <text:p><text:span text:style-name="T3">struct bcast_msg_struct</text:span></text:p>
          </draw:text-box>
        </draw:frame>
        <draw:frame presentation:style-name="pr4" draw:text-style-name="P3" draw:layer="layout" svg:width="25.199cm" svg:height="5.754cm" svg:x="1.471cm" svg:y="13.804cm" presentation:class="outline" presentation:user-transformed="true">
          <draw:text-box>
            <text:list text:style-name="L2">
              <text:list-item>
                <text:p><text:span text:style-name="T1">int id</text:span></text:p>
              </text:list-item>
              <text:list-item>
                <text:p><text:span text:style-name="T1">int done</text:span></text:p>
              </text:list-item>
              <text:list-item>
                <text:p><text:span text:style-name="T1">char *msg</text:span></text:p>
              </text:list-item>
              <text:list-item>
                <text:p><text:span text:style-name="T1">struct controller *send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union node</text:span></text:p>
          </draw:text-box>
        </draw:frame>
        <draw:frame presentation:style-name="pr4" draw:text-style-name="P3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<text:span text:style-name="T1">int tag</text:span></text:p>
              </text:list-item>
              <text:list-item>
                <text:p><text:span text:style-name="T1">struct controller *ctrlr</text:span></text:p>
              </text:list-item>
              <text:list-item>
                <text:p><text:span text:style-name="T1">struct bcast_msg_node *bmn</text:span></text:p>
              </text:list-item>
              <text:list-item>
                <text:p><text:span text:style-name="T1">union node *nxt</text:span></text:p>
              </text:list-item>
              <text:list-item>
                <text:p><text:span text:style-name="T1">union node *prev</text:span></text:p>
              </text:list-item>
            </text:list>
          </draw:text-box>
        </draw:frame>
        <draw:frame presentation:style-name="pr3" draw:text-style-name="P2" draw:layer="layout" svg:width="25.199cm" svg:height="3.506cm" svg:x="1.524cm" svg:y="11.938cm" presentation:class="title" presentation:user-transformed="true">
          <draw:text-box>
            <text:p><text:span text:style-name="T3">struct broadcast_struct</text:span></text:p>
          </draw:text-box>
        </draw:frame>
        <draw:frame presentation:style-name="pr4" draw:text-style-name="P3" draw:layer="layout" svg:width="25.199cm" svg:height="4.064cm" svg:x="1.524cm" svg:y="15.24cm" presentation:class="outline" presentation:user-transformed="true">
          <draw:text-box>
            <text:list text:style-name="L2">
              <text:list-item>
                <text:p><text:span text:style-name="T1">struct controller *cli</text:span></text:p>
              </text:list-item>
              <text:list-item>
                <text:p><text:span text:style-name="T1">char *cm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25.199cm" svg:height="3.506cm" svg:x="1.725cm" svg:y="8.432cm" presentation:class="title" presentation:user-transformed="true">
          <draw:text-box>
            <text:p><text:span text:style-name="T2">The Relay Modu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main.c</text:span></text:p>
          </draw:text-box>
        </draw:frame>
        <draw:frame presentation:style-name="pr4" draw:text-style-name="P3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<text:span text:style-name="T1">int init(int argc)</text:span></text:p>
              </text:list-item>
              <text:list-item>
                <text:p><text:span text:style-name="T1">int main(int argc, char *argv[])</text:span></text:p>
              </text:list-item>
            </text:list>
          </draw:text-box>
        </draw:frame>
        <draw:custom-shape draw:style-name="gr2" draw:text-style-name="P7" draw:layer="layout" svg:width="4.064cm" svg:height="2.54cm" svg:x="1.778cm" svg:y="9.906cm">
          <text:p text:style-name="P6"><text:span text:style-name="T4">Call execu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12.954cm" svg:y1="11.176cm" svg:x2="15.748cm" svg:y2="11.176cm">
          <text:p/>
        </draw:line>
        <draw:custom-shape draw:style-name="gr4" draw:text-style-name="P7" draw:layer="layout" svg:width="4.318cm" svg:height="2.54cm" svg:x="8.636cm" svg:y="9.906cm">
          <text:p text:style-name="P6"><text:span text:style-name="T4">Call mai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18cm" svg:height="2.54cm" svg:x="15.748cm" svg:y="9.906cm">
          <text:p text:style-name="P6"><text:span text:style-name="T4">call ini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11.176cm" svg:x2="8.636cm" svg:y2="11.176cm">
          <text:p/>
        </draw:line>
        <draw:custom-shape draw:style-name="gr5" draw:text-style-name="P7" draw:layer="layout" svg:width="4.572cm" svg:height="4.064cm" svg:x="15.494cm" svg:y="14.986cm">
          <text:p text:style-name="P6"><text:span text:style-name="T4">check number</text:span></text:p>
          <text:p text:style-name="P6"><text:span text:style-name="T4">of arguments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8" draw:layer="layout" svg:x1="17.78cm" svg:y1="12.446cm" svg:x2="17.78cm" svg:y2="14.986cm">
          <text:p/>
        </draw:line>
        <draw:line draw:style-name="gr3" draw:text-style-name="P8" draw:layer="layout" svg:x1="15.494cm" svg:y1="17.018cm" svg:x2="13.462cm" svg:y2="17.018cm">
          <text:p/>
        </draw:line>
        <draw:line draw:style-name="gr3" draw:text-style-name="P8" draw:layer="layout" svg:x1="20.066cm" svg:y1="17.018cm" svg:x2="21.844cm" svg:y2="17.018cm">
          <text:p/>
        </draw:line>
        <draw:custom-shape draw:style-name="gr6" draw:text-style-name="P6" draw:layer="layout" svg:width="4.064cm" svg:height="2.54cm" svg:x="21.84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318cm" svg:height="2.54cm" svg:x="9.144cm" svg:y="15.748cm">
          <text:p text:style-name="P6"><text:span text:style-name="T4">call server_workings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016cm" svg:height="0.988cm" svg:x="14.224cm" svg:y="16.002cm">
          <draw:text-box>
            <text:p>1</text:p>
          </draw:text-box>
        </draw:frame>
        <draw:frame draw:style-name="gr8" draw:text-style-name="P9" draw:layer="layout" svg:width="2.032cm" svg:height="1.725cm" svg:x="19.812cm" svg:y="15.801cm">
          <draw:text-box>
            <text:p>else</text:p>
          </draw:text-box>
        </draw:frame>
        <draw:frame draw:style-name="gr9" draw:text-style-name="P10" draw:layer="layout" svg:width="1.366cm" svg:height="0.704cm" svg:x="23.272cm" svg:y="16.764cm">
          <draw:text-box>
            <text:p><text:span text:style-name="T4">E</text:span><text:span text:style-name="T5">X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25.199cm" svg:height="3.506cm" svg:x="1.725cm" svg:y="1.32cm" presentation:class="title" presentation:user-transformed="true">
          <draw:text-box>
            <text:p><text:span text:style-name="T3">server.h</text:span></text:p>
          </draw:text-box>
        </draw:frame>
        <draw:frame presentation:style-name="pr4" draw:text-style-name="P3" draw:layer="layout" svg:width="25.199cm" svg:height="1.778cm" svg:x="1.725cm" svg:y="5.08cm" presentation:class="outline" presentation:user-transformed="true">
          <draw:text-box>
            <text:list text:style-name="L2">
              <text:list-item>
                <text:p><text:span text:style-name="T1">int server_workings(char *argv)</text:span></text:p>
              </text:list-item>
            </text:list>
          </draw:text-box>
        </draw:frame>
        <draw:custom-shape draw:style-name="gr10" draw:text-style-name="P7" draw:layer="layout" svg:width="4.572cm" svg:height="3.048cm" svg:x="1.778cm" svg:y="10.92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35cm" svg:y1="12.446cm" svg:x2="8.382cm" svg:y2="12.446cm">
          <text:p/>
        </draw:line>
        <draw:custom-shape draw:style-name="gr11" draw:text-style-name="P7" draw:layer="layout" svg:width="3.81cm" svg:height="2.54cm" svg:x="8.382cm" svg:y="11.176cm">
          <text:p text:style-name="P6"><text:span text:style-name="T4">call </text:span><text:span text:style-name="T4">sock_cre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1cm" svg:height="2.54cm" svg:x="14.224cm" svg:y="11.176cm">
          <text:p text:style-name="P6"><text:span text:style-name="T4">call fork()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192cm" svg:y1="12.446cm" svg:x2="14.224cm" svg:y2="12.446cm">
          <text:p/>
        </draw:line>
        <draw:custom-shape draw:style-name="gr11" draw:text-style-name="P7" draw:layer="layout" svg:width="3.81cm" svg:height="2.54cm" svg:x="20.066cm" svg:y="11.176cm">
          <text:p text:style-name="P6"><text:span text:style-name="T4">call tcp_child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034cm" svg:y1="12.446cm" svg:x2="20.066cm" svg:y2="12.44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sock_create.h</text:span></text:p>
          </draw:text-box>
        </draw:frame>
        <draw:frame presentation:style-name="pr4" draw:text-style-name="P3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<text:span text:style-name="T1">int sock_create(char *addr, int flag)</text:span></text:p>
              </text:list-item>
            </text:list>
          </draw:text-box>
        </draw:frame>
        <draw:custom-shape draw:style-name="gr12" draw:text-style-name="P7" draw:layer="layout" svg:width="4.318cm" svg:height="3.048cm" svg:x="2.032cm" svg:y="7.6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35cm" svg:y1="9.144cm" svg:x2="8.382cm" svg:y2="9.144cm">
          <text:p/>
        </draw:line>
        <draw:custom-shape draw:style-name="gr13" draw:text-style-name="P7" draw:layer="layout" svg:width="4.064cm" svg:height="2.794cm" svg:x="8.382cm" svg:y="7.62cm">
          <text:p text:style-name="P6"><text:span text:style-name="T4">allocate </text:span></text:p>
          <text:p text:style-name="P6"><text:span text:style-name="T4">sockaddr_in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446cm" svg:y1="9.144cm" svg:x2="14.478cm" svg:y2="9.144cm">
          <text:p/>
        </draw:line>
        <draw:custom-shape draw:style-name="gr13" draw:text-style-name="P7" draw:layer="layout" svg:width="4.064cm" svg:height="2.794cm" svg:x="14.478cm" svg:y="7.62cm">
          <text:p text:style-name="P6"><text:span text:style-name="T4">fill in addr passed</text:span></text:p>
          <text:p text:style-name="P6"><text:span text:style-name="T4">on in parameters</text:span></text:p>
          <text:p text:style-name="P6"><text:span text:style-name="T4">and family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542cm" svg:y1="9.144cm" svg:x2="20.574cm" svg:y2="9.144cm">
          <text:p/>
        </draw:line>
        <draw:custom-shape draw:style-name="gr5" draw:text-style-name="P7" xml:id="id1" draw:id="id1" draw:layer="layout" svg:width="4.572cm" svg:height="4.064cm" svg:x="20.574cm" svg:y="7.112cm">
          <text:p text:style-name="P6"><text:span text:style-name="T4">check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svg:x1="25.146cm" svg:y1="9.144cm" svg:x2="25.135cm" svg:y2="14.351cm" draw:start-shape="id1" draw:start-glue-point="7" draw:end-shape="id2" draw:end-glue-point="1" svg:d="M25146 9144h502v5207h-513" svg:viewBox="0 0 514 5208">
          <text:p/>
        </draw:connector>
        <draw:custom-shape draw:style-name="gr13" draw:text-style-name="P7" draw:layer="layout" svg:width="4.064cm" svg:height="2.794cm" svg:x="20.574cm" svg:y="12.954cm">
          <text:p text:style-name="P6"><text:span text:style-name="T4">make client</text:span></text:p>
          <text:p text:style-name="P6"><text:span text:style-name="T4">connection at </text:span><text:span text:style-name="T4">port</text:span></text:p>
          <text:p text:style-name="P6"><text:span text:style-name="T4">6666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2.86cm" svg:y1="11.176cm" svg:x2="8.229cm" svg:y2="12.463cm" draw:start-shape="id1" draw:start-glue-point="6" draw:end-shape="id3" draw:end-glue-point="0" svg:d="M22860 11176v644h-14631v643" svg:viewBox="0 0 14632 1288">
          <text:p/>
        </draw:connector>
        <draw:custom-shape draw:style-name="gr13" draw:text-style-name="P7" draw:layer="layout" svg:width="4.064cm" svg:height="2.794cm" svg:x="6.096cm" svg:y="12.954cm">
          <text:p text:style-name="P6"><text:span text:style-name="T4">bind and listen</text:span></text:p>
          <text:p text:style-name="P6"><text:span text:style-name="T4">on server at</text:span></text:p>
          <text:p text:style-name="P6"><text:span text:style-name="T4">port 12345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0.988cm" svg:x="13.97cm" svg:y="10.922cm">
          <draw:text-box>
            <text:p>1</text:p>
          </draw:text-box>
        </draw:frame>
        <draw:frame draw:style-name="gr7" draw:text-style-name="P9" draw:layer="layout" svg:width="0.762cm" svg:height="0.988cm" svg:x="25.654cm" svg:y="11.43cm">
          <draw:text-box>
            <text:p>0</text:p>
          </draw:text-box>
        </draw:frame>
        <draw:custom-shape draw:style-name="gr15" draw:text-style-name="P11" xml:id="id3" draw:id="id3" draw:layer="layout" svg:width="0.305cm" svg:height="0.491cm" svg:x="8.077cm" svg:y="12.463cm">
          <text:p/>
          <draw:enhanced-geometry svg:viewBox="0 0 21600 21600" draw:text-areas="?f0 0 ?f2 ?f5" draw:type="down-arrow" draw:modifiers="10229.2682926829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xml:id="id2" draw:id="id2" draw:layer="layout" svg:width="0.497cm" svg:height="0.254cm" svg:x="24.638cm" svg:y="14.22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2" draw:layer="layout" svg:width="25.199cm" svg:height="3.506cm" svg:x="1.217cm" svg:y="1.066cm" presentation:class="title" presentation:user-transformed="true">
          <draw:text-box>
            <text:p><text:span text:style-name="T3">allocate.h</text:span></text:p>
          </draw:text-box>
        </draw:frame>
        <draw:frame presentation:style-name="pr4" draw:text-style-name="P3" draw:layer="layout" svg:width="25.199cm" svg:height="2.286cm" svg:x="1.471cm" svg:y="4.572cm" presentation:class="outline" presentation:user-transformed="true">
          <draw:text-box>
            <text:list text:style-name="L2">
              <text:list-item>
                <text:p><text:span text:style-name="T1">void *allocate(char *type, int size)</text:span></text:p>
              </text:list-item>
              <text:list-item>
                <text:p><text:span text:style-name="T1">void deallocate(void *a, char *type, int size)</text:span></text:p>
              </text:list-item>
            </text:list>
          </draw:text-box>
        </draw:frame>
        <draw:custom-shape draw:style-name="gr12" draw:text-style-name="P7" draw:layer="layout" svg:width="4.318cm" svg:height="3.048cm" svg:x="2.032cm" svg:y="7.6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35cm" svg:y1="9.144cm" svg:x2="8.382cm" svg:y2="9.144cm">
          <text:p/>
        </draw:line>
        <draw:custom-shape draw:style-name="gr17" draw:text-style-name="P7" draw:layer="layout" svg:width="4.064cm" svg:height="3.048cm" svg:x="8.382cm" svg:y="7.62cm">
          <text:p text:style-name="P6"><text:span text:style-name="T4">declare void *</text:span></text:p>
          <text:p text:style-name="P6"><text:span text:style-name="T4">r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446cm" svg:y1="9.144cm" svg:x2="14.478cm" svg:y2="9.144cm">
          <text:p/>
        </draw:line>
        <draw:custom-shape draw:style-name="gr12" draw:text-style-name="P7" draw:layer="layout" svg:width="4.318cm" svg:height="3.048cm" svg:x="1.778cm" svg:y="15.494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096cm" svg:y1="17.018cm" svg:x2="8.128cm" svg:y2="17.018cm">
          <text:p/>
        </draw:line>
        <draw:custom-shape draw:style-name="gr17" draw:text-style-name="P7" draw:layer="layout" svg:width="4.064cm" svg:height="3.048cm" svg:x="14.478cm" svg:y="7.62cm">
          <text:p text:style-name="P6"><text:span text:style-name="T4">check string typ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8.128cm" svg:y="15.494cm">
          <text:p text:style-name="P6"><text:span text:style-name="T4">check string typ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542cm" svg:y1="9.144cm" svg:x2="20.574cm" svg:y2="9.144cm">
          <text:p/>
        </draw:line>
        <draw:custom-shape draw:style-name="gr17" draw:text-style-name="P7" xml:id="id4" draw:id="id4" draw:layer="layout" svg:width="4.064cm" svg:height="3.048cm" svg:x="20.574cm" svg:y="7.62cm">
          <text:p text:style-name="P6"><text:span text:style-name="T4">allocate memory</text:span></text:p>
          <text:p text:style-name="P6"><text:span text:style-name="T4">using mal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20.574cm" svg:y="11.43cm">
          <text:p text:style-name="P6"><text:span text:style-name="T4">bzero it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1.023cm" svg:x1="24.638cm" svg:y1="9.144cm" svg:x2="24.764cm" svg:y2="13.206cm" draw:start-shape="id4" draw:start-glue-point="1" svg:d="M24638 9144h1524v4062h-1398" svg:viewBox="0 0 1525 4063">
          <text:p/>
        </draw:connector>
        <draw:line draw:style-name="gr3" draw:text-style-name="P8" draw:layer="layout" svg:x1="20.574cm" svg:y1="12.954cm" svg:x2="18.542cm" svg:y2="12.954cm">
          <text:p/>
        </draw:line>
        <draw:custom-shape draw:style-name="gr5" draw:text-style-name="P7" xml:id="id5" draw:id="id5" draw:layer="layout" svg:width="4.572cm" svg:height="4.064cm" svg:x="13.97cm" svg:y="10.922cm">
          <text:p text:style-name="P6"><text:span text:style-name="T4">check if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8" draw:layer="layout" svg:x1="13.97cm" svg:y1="12.954cm" svg:x2="10.467cm" svg:y2="11.929cm" draw:start-shape="id5" draw:start-glue-point="5" svg:d="M13970 12954h-2002v-1025h-1501" svg:viewBox="0 0 3504 1026">
          <text:p/>
        </draw:connector>
        <draw:connector draw:style-name="gr3" draw:text-style-name="P8" draw:layer="layout" svg:x1="13.97cm" svg:y1="12.954cm" svg:x2="10.513cm" svg:y2="13.809cm" draw:start-shape="id5" draw:start-glue-point="5" svg:d="M13970 12954h-1979v855h-1478" svg:viewBox="0 0 3458 856">
          <text:p/>
        </draw:connector>
        <draw:custom-shape draw:style-name="gr18" draw:text-style-name="P7" draw:layer="layout" svg:width="4.064cm" svg:height="1.016cm" svg:x="6.35cm" svg:y="11.43cm">
          <text:p text:style-name="P6"><text:span text:style-name="T4">exit with erro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064cm" svg:height="1.016cm" svg:x="6.35cm" svg:y="13.208cm">
          <text:p text:style-name="P6"><text:span text:style-name="T4">return ret pointer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524cm" svg:height="1.725cm" svg:x="10.922cm" svg:y="10.922cm">
          <draw:text-box>
            <text:p>Yes</text:p>
          </draw:text-box>
        </draw:frame>
        <draw:frame draw:style-name="gr7" draw:text-style-name="P9" draw:layer="layout" svg:width="1.524cm" svg:height="0.988cm" svg:x="11.176cm" svg:y="13.716cm">
          <draw:text-box>
            <text:p>No</text:p>
          </draw:text-box>
        </draw:frame>
        <draw:custom-shape draw:style-name="gr17" draw:text-style-name="P7" draw:layer="layout" svg:width="4.064cm" svg:height="3.048cm" svg:x="14.224cm" svg:y="15.494cm">
          <text:p text:style-name="P6"><text:span text:style-name="T4">bzero that memory</text:span></text:p>
          <text:p text:style-name="P6"><text:span text:style-name="T4">area as per siz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192cm" svg:y1="17.018cm" svg:x2="14.224cm" svg:y2="17.018cm">
          <text:p/>
        </draw:line>
        <draw:custom-shape draw:style-name="gr17" draw:text-style-name="P7" draw:layer="layout" svg:width="4.064cm" svg:height="3.048cm" svg:x="20.32cm" svg:y="15.494cm">
          <text:p text:style-name="P6"><text:span text:style-name="T4">free the memory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288cm" svg:y1="17.018cm" svg:x2="20.32cm" svg:y2="17.018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cp_child.h</text:span></text:p>
          </draw:text-box>
        </draw:frame>
        <draw:frame presentation:style-name="pr4" draw:text-style-name="P12" draw:layer="layout" svg:width="25.199cm" svg:height="3.722cm" svg:x="1.4cm" svg:y="3.898cm" presentation:class="outline" presentation:user-transformed="true">
          <draw:text-box>
            <text:list text:style-name="L2">
              <text:list-item>
                <text:p><text:span text:style-name="T6">void tcp_child()</text:span></text:p>
              </text:list-item>
              <text:list-item>
                <text:p><text:span text:style-name="T6">void cli_run(union node *client) </text:span></text:p>
              </text:list-item>
              <text:list-item>
                <text:p><text:span text:style-name="T6">int connect_back(struct controller *sender)</text:span></text:p>
              </text:list-item>
            </text:list>
          </draw:text-box>
        </draw:frame>
        <draw:custom-shape draw:style-name="gr12" draw:text-style-name="P7" draw:layer="layout" svg:width="4.318cm" svg:height="3.048cm" svg:x="1.27cm" svg:y="8.128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11.176cm" svg:y="8.128cm">
          <text:p text:style-name="P6"><text:span text:style-name="T4">start cleanup </text:span></text:p>
          <text:p text:style-name="P6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16.002cm" svg:y="8.128cm">
          <text:p text:style-name="P6"><text:span text:style-name="T4">check for new</text:span></text:p>
          <text:p text:style-name="P6"><text:span text:style-name="T4">conn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6" draw:id="id6" draw:layer="layout" svg:width="4.064cm" svg:height="3.048cm" svg:x="20.574cm" svg:y="8.128cm">
          <text:p text:style-name="P6"><text:span text:style-name="T4">accept new </text:span></text:p>
          <text:p text:style-name="P6"><text:span text:style-name="T4">conn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7" draw:id="id7" draw:layer="layout" svg:width="4.064cm" svg:height="3.048cm" svg:x="20.574cm" svg:y="12.446cm">
          <text:p text:style-name="P6"><text:span text:style-name="T4">accept new </text:span></text:p>
          <text:p text:style-name="P6"><text:span text:style-name="T4">connection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1.023cm" svg:x1="24.638cm" svg:y1="9.652cm" svg:x2="24.638cm" svg:y2="13.97cm" draw:start-shape="id6" draw:start-glue-point="1" draw:end-shape="id7" svg:d="M24638 9652h1524v4318h-1524" svg:viewBox="0 0 1525 4319">
          <text:p/>
        </draw:connector>
        <draw:line draw:style-name="gr3" draw:text-style-name="P8" draw:layer="layout" svg:x1="20.574cm" svg:y1="13.97cm" svg:x2="18.542cm" svg:y2="13.97cm">
          <text:p/>
        </draw:line>
        <draw:custom-shape draw:style-name="gr17" draw:text-style-name="P7" xml:id="id8" draw:id="id8" draw:layer="layout" svg:width="4.064cm" svg:height="3.048cm" svg:x="14.478cm" svg:y="12.446cm">
          <text:p text:style-name="P6"><text:span text:style-name="T4">fork the client</text:span></text:p>
          <text:p text:style-name="P6"><text:span text:style-name="T4">to cli_run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0cm 0.762cm" svg:x1="16.51cm" svg:y1="15.494cm" svg:x2="22.606cm" svg:y2="8.128cm" draw:start-shape="id8" draw:start-glue-point="2" draw:end-shape="id6" draw:end-glue-point="0" svg:d="M16510 15494v501h3810v-8368h2286v501" svg:viewBox="0 0 6097 8369">
          <text:p/>
        </draw:connector>
        <draw:line draw:style-name="gr3" draw:text-style-name="P8" draw:layer="layout" svg:x1="14.478cm" svg:y1="13.97cm" svg:x2="12.446cm" svg:y2="13.97cm">
          <text:p/>
        </draw:line>
        <draw:custom-shape draw:style-name="gr17" draw:text-style-name="P7" draw:layer="layout" svg:width="4.064cm" svg:height="3.048cm" svg:x="8.382cm" svg:y="12.446cm">
          <text:p text:style-name="P6"><text:span text:style-name="T4">call connect_back</text:span></text:p>
          <text:p text:style-name="P6"><text:span text:style-name="T4">to set duplex</text:span></text:p>
          <text:p text:style-name="P6"><text:span text:style-name="T4">connection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8.382cm" svg:y1="13.97cm" svg:x2="6.35cm" svg:y2="13.97cm">
          <text:p/>
        </draw:line>
        <draw:custom-shape draw:style-name="gr17" draw:text-style-name="P7" draw:layer="layout" svg:width="4.064cm" svg:height="3.048cm" svg:x="2.286cm" svg:y="12.446cm">
          <text:p text:style-name="P6"><text:span text:style-name="T4">call sock_create</text:span></text:p>
          <text:p text:style-name="P6"><text:span text:style-name="T4">to form new sock</text:span></text:p>
          <text:p text:style-name="P6"><text:span text:style-name="T4">while getting</text:span></text:p>
          <text:p text:style-name="P6"><text:span text:style-name="T4">connected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4.318cm" svg:y1="15.494cm" svg:x2="4.318cm" svg:y2="17.272cm">
          <text:p/>
        </draw:line>
        <draw:custom-shape draw:style-name="gr17" draw:text-style-name="P7" draw:layer="layout" svg:width="4.064cm" svg:height="3.048cm" svg:x="2.286cm" svg:y="17.272cm">
          <text:p text:style-name="P6"><text:span text:style-name="T4">return exit status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9" draw:id="id9" draw:layer="layout" svg:width="3.302cm" svg:height="3.048cm" svg:x="8.128cm" svg:y="17.272cm">
          <text:p text:style-name="P6"><text:span text:style-name="T4">check 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8" draw:layer="layout" svg:x1="6.35cm" svg:y1="18.796cm" svg:x2="8.128cm" svg:y2="18.796cm">
          <text:p/>
        </draw:line>
        <draw:connector draw:style-name="gr3" draw:text-style-name="P8" draw:layer="layout" draw:line-skew="-0.249cm" svg:x1="11.43cm" svg:y1="18.796cm" svg:x2="12.95cm" svg:y2="17.244cm" draw:start-shape="id9" draw:start-glue-point="7" svg:d="M11430 18796h762v-1552h758" svg:viewBox="0 0 1521 1553">
          <text:p/>
        </draw:connector>
        <draw:connector draw:style-name="gr3" draw:text-style-name="P8" draw:layer="layout" draw:line-skew="-0.249cm" svg:x1="11.43cm" svg:y1="18.796cm" svg:x2="12.95cm" svg:y2="20.099cm" draw:start-shape="id9" draw:start-glue-point="7" svg:d="M11430 18796h762v1303h758" svg:viewBox="0 0 1521 1304">
          <text:p/>
        </draw:connector>
        <draw:custom-shape draw:style-name="gr20" draw:text-style-name="P7" draw:layer="layout" svg:width="4.064cm" svg:height="1.524cm" svg:x="12.954cm" svg:y="16.51cm">
          <text:p text:style-name="P6"><text:span text:style-name="T4">exit the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10" draw:id="id10" draw:layer="layout" svg:width="4.064cm" svg:height="1.524cm" svg:x="12.95cm" svg:y="18.796cm">
          <text:p text:style-name="P6"><text:span text:style-name="T4">call main loop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11" draw:id="id11" draw:layer="layout" svg:width="3.302cm" svg:height="3.048cm" svg:x="18.034cm" svg:y="17.272cm">
          <text:p text:style-name="P6"><text:span text:style-name="T4">check 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8" draw:layer="layout" svg:x1="17.014cm" svg:y1="19.558cm" svg:x2="18.034cm" svg:y2="18.796cm" draw:start-shape="id10" draw:start-glue-point="1" draw:end-shape="id11" draw:end-glue-point="5" svg:d="M17014 19558h510v-762h510" svg:viewBox="0 0 1021 763">
          <text:p/>
        </draw:connector>
        <draw:custom-shape draw:style-name="gr21" draw:text-style-name="P7" xml:id="id14" draw:id="id14" draw:layer="layout" svg:width="4.064cm" svg:height="1.27cm" svg:x="22.86cm" svg:y="18.796cm">
          <text:p text:style-name="P6"><text:span text:style-name="T4">call snd_pkt_back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13" draw:id="id13" draw:layer="layout" svg:width="4.064cm" svg:height="1.27cm" svg:x="22.86cm" svg:y="17.272cm">
          <text:p text:style-name="P6"><text:span text:style-name="T4">end conne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12" draw:id="id12" draw:layer="layout" svg:width="4.064cm" svg:height="1.27cm" svg:x="22.86cm" svg:y="15.748cm">
          <text:p text:style-name="P6"><text:span text:style-name="T4">call broadcast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9.685cm" svg:y1="17.272cm" svg:x2="22.86cm" svg:y2="16.383cm" draw:start-shape="id11" draw:start-glue-point="4" draw:end-shape="id12" draw:end-glue-point="3" svg:d="M19685 17272v-889h3175" svg:viewBox="0 0 3176 890">
          <text:p/>
        </draw:connector>
        <draw:connector draw:style-name="gr3" draw:text-style-name="P8" draw:layer="layout" svg:x1="21.336cm" svg:y1="18.796cm" svg:x2="22.86cm" svg:y2="17.907cm" draw:start-shape="id11" draw:start-glue-point="7" draw:end-shape="id13" draw:end-glue-point="3" svg:d="M21336 18796h763v-889h761" svg:viewBox="0 0 1525 890">
          <text:p/>
        </draw:connector>
        <draw:connector draw:style-name="gr3" draw:text-style-name="P8" draw:layer="layout" draw:line-skew="-0.502cm" svg:x1="19.685cm" svg:y1="20.32cm" svg:x2="22.86cm" svg:y2="19.431cm" draw:start-shape="id11" draw:start-glue-point="6" draw:end-shape="id14" draw:end-glue-point="3" svg:d="M19685 20320h2414v-889h761" svg:viewBox="0 0 3176 890">
          <text:p/>
        </draw:connector>
        <draw:frame draw:style-name="gr7" draw:text-style-name="P9" draw:layer="layout" svg:width="1.016cm" svg:height="0.988cm" svg:x="10.922cm" svg:y="17.046cm">
          <draw:text-box>
            <text:p>1</text:p>
          </draw:text-box>
        </draw:frame>
        <draw:frame draw:style-name="gr7" draw:text-style-name="P9" draw:layer="layout" svg:width="1.016cm" svg:height="0.988cm" svg:x="10.922cm" svg:y="19.304cm">
          <draw:text-box>
            <text:p>0</text:p>
          </draw:text-box>
        </draw:frame>
        <draw:frame draw:style-name="gr22" draw:text-style-name="P13" draw:layer="layout" svg:width="2.54cm" svg:height="1.157cm" svg:x="20.066cm" svg:y="16.51cm">
          <draw:text-box>
            <text:p><text:span text:style-name="T4">broadcast</text:span></text:p>
          </draw:text-box>
        </draw:frame>
        <draw:frame draw:style-name="gr22" draw:text-style-name="P13" draw:layer="layout" svg:width="1.524cm" svg:height="1.157cm" svg:x="20.828cm" svg:y="17.667cm">
          <draw:text-box>
            <text:p><text:span text:style-name="T4">end</text:span></text:p>
          </draw:text-box>
        </draw:frame>
        <draw:frame draw:style-name="gr22" draw:text-style-name="P13" draw:layer="layout" svg:width="1.524cm" svg:height="1.157cm" svg:x="20.574cm" svg:y="19.671cm">
          <draw:text-box>
            <text:p><text:span text:style-name="T4">else</text:span></text:p>
          </draw:text-box>
        </draw:frame>
        <draw:custom-shape draw:style-name="gr17" draw:text-style-name="P7" draw:layer="layout" svg:width="4.064cm" svg:height="3.048cm" svg:x="6.35cm" svg:y="8.128cm">
          <text:p text:style-name="P6"><text:span text:style-name="T4">get current process</text:span></text:p>
          <text:p text:style-name="P6"><text:span text:style-name="T4">id and stor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588cm" svg:y1="9.652cm" svg:x2="6.35cm" svg:y2="9.652cm">
          <text:p/>
        </draw:line>
        <draw:line draw:style-name="gr3" draw:text-style-name="P8" draw:layer="layout" svg:x1="10.414cm" svg:y1="9.652cm" svg:x2="11.176cm" svg:y2="9.652cm">
          <text:p/>
        </draw:line>
        <draw:line draw:style-name="gr3" draw:text-style-name="P8" draw:layer="layout" svg:x1="15.24cm" svg:y1="9.652cm" svg:x2="16.002cm" svg:y2="9.652cm">
          <text:p/>
        </draw:line>
        <draw:line draw:style-name="gr3" draw:text-style-name="P8" draw:layer="layout" svg:x1="20.066cm" svg:y1="9.652cm" svg:x2="20.828cm" svg:y2="9.652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2" draw:layer="layout" svg:width="25.199cm" svg:height="3.506cm" svg:x="1.471cm" svg:y="1.066cm" presentation:class="title" presentation:user-transformed="true">
          <draw:text-box>
            <text:p><text:span text:style-name="T3">broadcast.h</text:span></text:p>
          </draw:text-box>
        </draw:frame>
        <draw:frame presentation:style-name="pr4" draw:text-style-name="P12" draw:layer="layout" svg:width="25.199cm" svg:height="3.976cm" svg:x="1.27cm" svg:y="3.898cm" presentation:class="outline" presentation:user-transformed="true">
          <draw:text-box>
            <text:list text:style-name="L2">
              <text:list-item>
                <text:p><text:span text:style-name="T6">int broadcast(struct controller *sender, char *cmds)</text:span></text:p>
              </text:list-item>
              <text:list-item>
                <text:p><text:span text:style-name="T6">void broadcast_run(struct broadcast_struct *b_struct)</text:span></text:p>
              </text:list-item>
              <text:list-item>
                <text:p><text:span text:style-name="T6">void *cleanup_run(void *a)</text:span></text:p>
              </text:list-item>
            </text:list>
          </draw:text-box>
        </draw:frame>
        <draw:custom-shape draw:style-name="gr12" draw:text-style-name="P7" draw:layer="layout" svg:width="4.318cm" svg:height="3.048cm" svg:x="1.524cm" svg:y="8.38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874cm" svg:y="8.382cm">
          <text:p text:style-name="P6"><text:span text:style-name="T4">add controllers</text:span></text:p>
          <text:p text:style-name="P6"><text:span text:style-name="T4">to bcast_struct</text:span></text:p>
          <text:p text:style-name="P6"><text:span text:style-name="T4">lis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9.906cm" svg:x2="7.874cm" svg:y2="9.906cm">
          <text:p/>
        </draw:line>
        <draw:custom-shape draw:style-name="gr17" draw:text-style-name="P7" draw:layer="layout" svg:width="4.064cm" svg:height="3.048cm" svg:x="13.97cm" svg:y="8.382cm">
          <text:p text:style-name="P6"><text:span text:style-name="T4">select one </text:span></text:p>
          <text:p text:style-name="P6"><text:span text:style-name="T4">controller</text:span></text:p>
          <text:p text:style-name="P6"><text:span text:style-name="T4">from controller</text:span></text:p>
          <text:p text:style-name="P6"><text:span text:style-name="T4">lis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938cm" svg:y1="9.906cm" svg:x2="13.97cm" svg:y2="9.906cm">
          <text:p/>
        </draw:line>
        <draw:line draw:style-name="gr3" draw:text-style-name="P8" draw:layer="layout" svg:x1="18.034cm" svg:y1="9.906cm" svg:x2="20.066cm" svg:y2="9.906cm">
          <text:p/>
        </draw:line>
        <draw:custom-shape draw:style-name="gr5" draw:text-style-name="P7" xml:id="id15" draw:id="id15" draw:layer="layout" svg:width="4.572cm" svg:height="4.064cm" svg:x="20.066cm" svg:y="7.874cm">
          <text:p text:style-name="P6"><text:span text:style-name="T4">check if this is</text:span></text:p>
          <text:p text:style-name="P6"><text:span text:style-name="T4">same as the</text:span></text:p>
          <text:p text:style-name="P6"><text:span text:style-name="T4">sen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7" xml:id="id16" draw:id="id16" draw:layer="layout" svg:width="4.064cm" svg:height="3.048cm" svg:x="13.97cm" svg:y="12.192cm">
          <text:p text:style-name="P6"><text:span text:style-name="T4">ignore this</text:span></text:p>
          <text:p text:style-name="P6"><text:span text:style-name="T4">controlle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7" draw:id="id17" draw:layer="layout" svg:width="4.064cm" svg:height="3.048cm" svg:x="21.336cm" svg:y="13.97cm">
          <text:p text:style-name="P6"><text:span text:style-name="T4">lock mutex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22.352cm" svg:y1="11.938cm" svg:x2="18.034cm" svg:y2="13.716cm" draw:start-shape="id15" draw:start-glue-point="6" draw:end-shape="id16" draw:end-glue-point="1" svg:d="M22352 11938v1778h-4318" svg:viewBox="0 0 4319 1779">
          <text:p/>
        </draw:connector>
        <draw:connector draw:style-name="gr3" draw:text-style-name="P8" draw:layer="layout" svg:x1="24.638cm" svg:y1="9.906cm" svg:x2="23.368cm" svg:y2="13.97cm" draw:start-shape="id15" draw:start-glue-point="7" draw:end-shape="id17" draw:end-glue-point="0" svg:d="M24638 9906h502v3049h-1772v1015" svg:viewBox="0 0 1773 4065">
          <text:p/>
        </draw:connector>
        <draw:frame draw:style-name="gr7" draw:text-style-name="P9" draw:layer="layout" svg:width="1.778cm" svg:height="0.988cm" svg:x="18.796cm" svg:y="12.672cm">
          <draw:text-box>
            <text:p>Yes</text:p>
          </draw:text-box>
        </draw:frame>
        <draw:frame draw:style-name="gr7" draw:text-style-name="P9" draw:layer="layout" svg:width="1.778cm" svg:height="0.988cm" svg:x="23.114cm" svg:y="11.712cm">
          <draw:text-box>
            <text:p>No</text:p>
          </draw:text-box>
        </draw:frame>
        <draw:custom-shape draw:style-name="gr17" draw:text-style-name="P7" xml:id="id18" draw:id="id18" draw:layer="layout" svg:width="4.064cm" svg:height="3.048cm" svg:x="17.018cm" svg:y="16.002cm">
          <text:p text:style-name="P6"><text:span text:style-name="T4">generate rand num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23.368cm" svg:y1="17.018cm" svg:x2="21.082cm" svg:y2="17.526cm" draw:start-shape="id17" draw:start-glue-point="2" draw:end-shape="id18" svg:d="M23368 17018v508h-2286" svg:viewBox="0 0 2287 509">
          <text:p/>
        </draw:connector>
        <draw:custom-shape draw:style-name="gr17" draw:text-style-name="P7" xml:id="id19" draw:id="id19" draw:layer="layout" svg:width="4.064cm" svg:height="3.048cm" svg:x="11.43cm" svg:y="16.002cm">
          <text:p text:style-name="P6"><text:span text:style-name="T4">fork and </text:span></text:p>
          <text:p text:style-name="P6"><text:span text:style-name="T4">call broadcast_run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018cm" svg:y1="17.526cm" svg:x2="15.494cm" svg:y2="17.526cm">
          <text:p/>
        </draw:line>
        <draw:connector draw:style-name="gr3" draw:text-style-name="P8" draw:layer="layout" draw:line-skew="0cm 1.022cm" svg:x1="13.462cm" svg:y1="19.05cm" svg:x2="24.638cm" svg:y2="9.906cm" draw:start-shape="id19" draw:start-glue-point="2" draw:end-shape="id15" draw:end-glue-point="7" svg:d="M13462 19050v501h12700v-9645h-1524" svg:viewBox="0 0 12701 9646">
          <text:p/>
        </draw:connector>
        <draw:connector draw:style-name="gr3" draw:text-style-name="P8" draw:layer="layout" draw:line-skew="-0.515cm" svg:x1="13.97cm" svg:y1="13.716cm" svg:x2="22.352cm" svg:y2="7.874cm" draw:start-shape="id16" draw:start-glue-point="3" draw:end-shape="id15" draw:end-glue-point="4" svg:d="M13970 13716h-1016v-6343h9398v501" svg:viewBox="0 0 9399 6344">
          <text:p/>
        </draw:connector>
        <draw:line draw:style-name="gr3" draw:text-style-name="P8" draw:layer="layout" svg:x1="11.43cm" svg:y1="17.526cm" svg:x2="9.906cm" svg:y2="17.526cm">
          <text:p/>
        </draw:line>
        <draw:custom-shape draw:style-name="gr17" draw:text-style-name="P7" draw:layer="layout" svg:width="4.064cm" svg:height="3.048cm" svg:x="5.842cm" svg:y="16.002cm">
          <text:p text:style-name="P6"><text:span text:style-name="T4">call snd</text:span></text:p>
          <text:p text:style-name="P6"><text:span text:style-name="T4">and send the</text:span></text:p>
          <text:p text:style-name="P6"><text:span text:style-name="T4">msg to allocated</text:span></text:p>
          <text:p text:style-name="P6"><text:span text:style-name="T4">recep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broadcast.h</text:span></text:p>
          </draw:text-box>
        </draw:frame>
        <draw:custom-shape draw:style-name="gr12" draw:text-style-name="P7" draw:layer="layout" svg:width="4.318cm" svg:height="3.048cm" svg:x="1.524cm" svg:y="5.588cm">
          <text:p text:style-name="P6"><text:span text:style-name="T4">start</text:span></text:p>
          <text:p text:style-name="P6"><text:span text:style-name="T4">cleanup_r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23" draw:id="id23" draw:layer="layout" svg:width="4.064cm" svg:height="3.048cm" svg:x="7.62cm" svg:y="5.588cm">
          <text:p text:style-name="P6"><text:span text:style-name="T4">set alarm for</text:span></text:p>
          <text:p text:style-name="P6"><text:span text:style-name="T4">20 sec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7.112cm" svg:x2="7.62cm" svg:y2="7.112cm">
          <text:p/>
        </draw:line>
        <draw:line draw:style-name="gr3" draw:text-style-name="P8" draw:layer="layout" svg:x1="11.684cm" svg:y1="7.112cm" svg:x2="13.462cm" svg:y2="7.112cm">
          <text:p/>
        </draw:line>
        <draw:custom-shape draw:style-name="gr5" draw:text-style-name="P7" xml:id="id20" draw:id="id20" draw:layer="layout" svg:width="4.572cm" svg:height="4.064cm" svg:x="13.462cm" svg:y="5.08cm">
          <text:p text:style-name="P6"><text:span text:style-name="T4">check if done</text:span></text:p>
          <text:p text:style-name="P6"><text:span text:style-name="T4">bcast_msg_node</text:span></text:p>
          <text:p text:style-name="P6"><text:span text:style-name="T4">are &gt;=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7" xml:id="id22" draw:id="id22" draw:layer="layout" svg:width="4.064cm" svg:height="3.048cm" svg:x="20.32cm" svg:y="5.588cm">
          <text:p text:style-name="P6"><text:span text:style-name="T4">set alarm for</text:span></text:p>
          <text:p text:style-name="P6"><text:span text:style-name="T4">20 sec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21" draw:id="id21" draw:layer="layout" svg:width="4.064cm" svg:height="3.048cm" svg:x="20.32cm" svg:y="9.906cm">
          <text:p text:style-name="P6"><text:span text:style-name="T4">lock the mutex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8.034cm" svg:y1="7.112cm" svg:x2="20.32cm" svg:y2="11.43cm" draw:start-shape="id20" draw:start-glue-point="7" draw:end-shape="id21" draw:end-glue-point="3" svg:d="M18034 7112h1144v4318h1142" svg:viewBox="0 0 2287 4319">
          <text:p/>
        </draw:connector>
        <draw:line draw:style-name="gr3" draw:text-style-name="P8" draw:layer="layout" svg:x1="18.034cm" svg:y1="7.112cm" svg:x2="20.32cm" svg:y2="7.112cm">
          <text:p/>
        </draw:line>
        <draw:frame draw:style-name="gr7" draw:text-style-name="P9" draw:layer="layout" svg:width="2.032cm" svg:height="0.988cm" svg:x="18.034cm" svg:y="5.842cm">
          <draw:text-box>
            <text:p>No</text:p>
          </draw:text-box>
        </draw:frame>
        <draw:frame draw:style-name="gr7" draw:text-style-name="P9" draw:layer="layout" svg:width="2.032cm" svg:height="0.988cm" svg:x="17.526cm" svg:y="8.664cm">
          <draw:text-box>
            <text:p>Yes</text:p>
          </draw:text-box>
        </draw:frame>
        <draw:connector draw:style-name="gr3" draw:text-style-name="P8" draw:layer="layout" draw:line-skew="-0.744cm" svg:x1="22.352cm" svg:y1="5.588cm" svg:x2="9.652cm" svg:y2="5.588cm" draw:start-shape="id22" draw:start-glue-point="0" draw:end-shape="id23" draw:end-glue-point="0" svg:d="M22352 5588v-1245h-12700v1245" svg:viewBox="0 0 12701 1246">
          <text:p/>
        </draw:connector>
        <draw:custom-shape draw:style-name="gr17" draw:text-style-name="P7" xml:id="id24" draw:id="id24" draw:layer="layout" svg:width="4.064cm" svg:height="3.048cm" svg:x="13.716cm" svg:y="10.16cm">
          <text:p text:style-name="P6"><text:span text:style-name="T4">delete done nodes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716cm" svg:y1="11.684cm" svg:x2="9.652cm" svg:y2="8.636cm" draw:start-shape="id24" draw:start-glue-point="3" draw:end-shape="id23" draw:end-glue-point="2" svg:d="M13716 11684h-4064v-3048" svg:viewBox="0 0 4065 3049">
          <text:p/>
        </draw:connector>
        <draw:connector draw:style-name="gr3" draw:text-style-name="P8" draw:layer="layout" svg:x1="22.352cm" svg:y1="12.954cm" svg:x2="15.748cm" svg:y2="13.208cm" draw:start-shape="id21" draw:start-glue-point="2" draw:end-shape="id24" draw:end-glue-point="2" svg:d="M22352 12954v755h-6604v-501" svg:viewBox="0 0 6605 756">
          <text:p/>
        </draw:connecto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list.h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void add_node(union node *new, union node *start, int flag)</text:span></text:p>
              </text:list-item>
              <text:list-item>
                <text:p><text:span text:style-name="T1">void general_equate(union node *a, union node *b, int flag)</text:span></text:p>
              </text:list-item>
              <text:list-item>
                <text:p><text:span text:style-name="T1">union node *find_node(union node *start, int tag)</text:span></text:p>
              </text:list-item>
              <text:list-item>
                <text:p><text:span text:style-name="T1">int del_node(union node *start, int flag, int tag)</text:span></text:p>
              </text:list-item>
              <text:list-item>
                <text:p><text:span text:style-name="T1">int list_len(union node *start)</text:span></text:p>
              </text:list-item>
            </text:list>
          </draw:text-box>
        </draw:frame>
        <draw:custom-shape draw:style-name="gr12" draw:text-style-name="P7" draw:layer="layout" svg:width="4.318cm" svg:height="3.048cm" svg:x="1.27cm" svg:y="11.938cm">
          <text:p text:style-name="P6"><text:span text:style-name="T4">start</text:span></text:p>
          <text:p text:style-name="P6"><text:span text:style-name="T4">with a start node,</text:span></text:p>
          <text:p text:style-name="P6"><text:span text:style-name="T4">new node and</text:span></text:p>
          <text:p text:style-name="P6"><text:span text:style-name="T4">fl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5.588cm" svg:y1="13.462cm" svg:x2="7.366cm" svg:y2="13.462cm">
          <text:p/>
        </draw:line>
        <draw:custom-shape draw:style-name="gr17" draw:text-style-name="P7" draw:layer="layout" svg:width="4.064cm" svg:height="3.048cm" svg:x="7.366cm" svg:y="11.938cm">
          <text:p text:style-name="P6"><text:span text:style-name="T4">declare static</text:span></text:p>
          <text:p text:style-name="P6"><text:span text:style-name="T4">curr array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43cm" svg:y1="13.462cm" svg:x2="13.208cm" svg:y2="13.462cm">
          <text:p/>
        </draw:line>
        <draw:custom-shape draw:style-name="gr17" draw:text-style-name="P7" draw:layer="layout" svg:width="4.064cm" svg:height="3.048cm" svg:x="13.208cm" svg:y="11.938cm">
          <text:p text:style-name="P6"><text:span text:style-name="T4">egneral_equate</text:span></text:p>
          <text:p text:style-name="P6"><text:span text:style-name="T4">tmp with new nod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272cm" svg:y1="13.462cm" svg:x2="19.05cm" svg:y2="13.462cm">
          <text:p/>
        </draw:line>
        <draw:custom-shape draw:style-name="gr17" draw:text-style-name="P7" xml:id="id28" draw:id="id28" draw:layer="layout" svg:width="4.064cm" svg:height="3.048cm" svg:x="19.05cm" svg:y="11.938cm">
          <text:p text:style-name="P6"><text:span text:style-name="T4">allocate tmp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29" draw:id="id29" draw:layer="layout" svg:width="4.064cm" svg:height="3.048cm" svg:x="22.352cm" svg:y="16.256cm">
          <text:p text:style-name="P6"><text:span text:style-name="T4">equate attributes</text:span></text:p>
          <text:p text:style-name="P6"><text:span text:style-name="T4">as per fla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5" draw:id="id25" draw:layer="layout" svg:width="4.572cm" svg:height="4.064cm" svg:x="16.764cm" svg:y="15.748cm">
          <text:p text:style-name="P6"><text:span text:style-name="T4">check if start</text:span></text:p>
          <text:p text:style-name="P6"><text:span text:style-name="T4">is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7" xml:id="id26" draw:id="id26" draw:layer="layout" svg:width="4.064cm" svg:height="2.032cm" svg:x="11.938cm" svg:y="15.494cm">
          <text:p text:style-name="P6"><text:span text:style-name="T4">general_equate</text:span></text:p>
          <text:p text:style-name="P6"><text:span text:style-name="T4">start with tmp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27" draw:id="id27" draw:layer="layout" svg:width="4.064cm" svg:height="2.032cm" svg:x="11.938cm" svg:y="17.78cm">
          <text:p text:style-name="P6"><text:span text:style-name="T4">general equate</text:span></text:p>
          <text:p text:style-name="P6"><text:span text:style-name="T4">curr with tmp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0.755cm -3.804cm" svg:x1="19.05cm" svg:y1="15.748cm" svg:x2="16.002cm" svg:y2="16.51cm" draw:start-shape="id25" draw:start-glue-point="4" draw:end-shape="id26" draw:end-glue-point="1" svg:d="M19050 15748h-1016v762h-2032" svg:viewBox="0 0 3049 763">
          <text:p/>
        </draw:connector>
        <draw:connector draw:style-name="gr3" draw:text-style-name="P8" draw:layer="layout" draw:line-skew="-0.248cm -4.312cm" svg:x1="19.05cm" svg:y1="19.812cm" svg:x2="16.002cm" svg:y2="18.796cm" draw:start-shape="id25" draw:start-glue-point="6" draw:end-shape="id27" draw:end-glue-point="1" svg:d="M19050 19812v254h-1524v-1270h-1524" svg:viewBox="0 0 3049 1271">
          <text:p/>
        </draw:connector>
        <draw:frame draw:style-name="gr7" draw:text-style-name="P9" draw:layer="layout" svg:width="1.778cm" svg:height="0.988cm" svg:x="16.256cm" svg:y="15.494cm">
          <draw:text-box>
            <text:p>Yes</text:p>
          </draw:text-box>
        </draw:frame>
        <draw:frame draw:style-name="gr7" draw:text-style-name="P9" draw:layer="layout" svg:width="1.778cm" svg:height="0.988cm" svg:x="16.256cm" svg:y="18.796cm">
          <draw:text-box>
            <text:p>No</text:p>
          </draw:text-box>
        </draw:frame>
        <draw:connector draw:style-name="gr3" draw:text-style-name="P8" draw:layer="layout" svg:x1="23.114cm" svg:y1="13.462cm" svg:x2="24.384cm" svg:y2="16.256cm" draw:start-shape="id28" draw:start-glue-point="1" draw:end-shape="id29" draw:end-glue-point="0" svg:d="M23114 13462h1270v2794" svg:viewBox="0 0 1271 2795">
          <text:p/>
        </draw:connector>
        <draw:line draw:style-name="gr3" draw:text-style-name="P8" draw:layer="layout" svg:x1="22.352cm" svg:y1="17.78cm" svg:x2="21.336cm" svg:y2="17.78cm">
          <text:p/>
        </draw:line>
        <draw:connector draw:style-name="gr3" draw:text-style-name="P8" draw:layer="layout" svg:x1="11.938cm" svg:y1="16.51cm" svg:x2="11.938cm" svg:y2="18.796cm" draw:start-shape="id26" draw:start-glue-point="3" draw:end-shape="id27" draw:end-glue-point="3" svg:d="M11938 16510h-501v2286h501" svg:viewBox="0 0 502 2287">
          <text:p/>
        </draw:connector>
        <draw:custom-shape draw:style-name="gr17" draw:text-style-name="P7" xml:id="id30" draw:id="id30" draw:layer="layout" svg:width="4.064cm" svg:height="3.048cm" svg:x="6.096cm" svg:y="16.256cm">
          <text:p text:style-name="P6"><text:span text:style-name="T4">make curr=tmp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-0.247cm" svg:x1="13.97cm" svg:y1="19.812cm" svg:x2="8.128cm" svg:y2="19.304cm" draw:start-shape="id27" draw:start-glue-point="2" draw:end-shape="id30" svg:d="M13970 19812v254h-5842v-762" svg:viewBox="0 0 5843 763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list.h</text:span></text:p>
          </draw:text-box>
        </draw:frame>
        <draw:custom-shape draw:style-name="gr24" draw:text-style-name="P7" draw:layer="layout" svg:width="4.318cm" svg:height="3.302cm" svg:x="1.27cm" svg:y="4.572cm">
          <text:p text:style-name="P6"><text:span text:style-name="T4">start with start</text:span></text:p>
          <text:p text:style-name="P6"><text:span text:style-name="T4">node, flag and </text:span></text:p>
          <text:p text:style-name="P6"><text:span text:style-name="T4">id</text:span></text:p>
          <text:p text:style-name="P6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5.588cm" svg:y1="6.096cm" svg:x2="7.366cm" svg:y2="6.096cm">
          <text:p/>
        </draw:line>
        <draw:custom-shape draw:style-name="gr17" draw:text-style-name="P7" draw:layer="layout" svg:width="4.064cm" svg:height="3.048cm" svg:x="7.366cm" svg:y="4.826cm">
          <text:p text:style-name="P6"><text:span text:style-name="T4">find_node with</text:span></text:p>
          <text:p text:style-name="P6"><text:span text:style-name="T4">given start, flag and</text:span></text:p>
          <text:p text:style-name="P6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13.208cm" svg:y="4.826cm">
          <text:p text:style-name="P6"><text:span text:style-name="T4">in a loop</text:span></text:p>
          <text:p text:style-name="P6"><text:span text:style-name="T4">look for node with</text:span></text:p>
          <text:p text:style-name="P6"><text:span text:style-name="T4">id or till list</text:span></text:p>
          <text:p text:style-name="P6"><text:span text:style-name="T4">end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43cm" svg:y1="6.096cm" svg:x2="13.208cm" svg:y2="6.096cm">
          <text:p/>
        </draw:line>
        <draw:line draw:style-name="gr3" draw:text-style-name="P8" draw:layer="layout" svg:x1="17.272cm" svg:y1="6.35cm" svg:x2="19.05cm" svg:y2="6.35cm">
          <text:p/>
        </draw:line>
        <draw:custom-shape draw:style-name="gr17" draw:text-style-name="P7" draw:layer="layout" svg:width="4.064cm" svg:height="3.048cm" svg:x="19.05cm" svg:y="4.826cm">
          <text:p text:style-name="P6"><text:span text:style-name="T4">equate to cur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1.082cm" svg:y1="7.874cm" svg:x2="21.082cm" svg:y2="9.906cm">
          <text:p/>
        </draw:line>
        <draw:custom-shape draw:style-name="gr17" draw:text-style-name="P7" draw:layer="layout" svg:width="4.064cm" svg:height="3.048cm" svg:x="19.304cm" svg:y="9.906cm">
          <text:p text:style-name="P6"><text:span text:style-name="T4">equate</text:span></text:p>
          <text:p text:style-name="P6"><text:span text:style-name="T4">curr→prev→nxt</text:span></text:p>
          <text:p text:style-name="P6"><text:span text:style-name="T4">to curr-&gt;nx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1" draw:id="id31" draw:layer="layout" svg:width="4.572cm" svg:height="4.064cm" svg:x="12.7cm" svg:y="9.398cm">
          <text:p text:style-name="P6"><text:span text:style-name="T4">check if curr→nxt</text:span></text:p>
          <text:p text:style-name="P6"><text:span text:style-name="T4">is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8" draw:layer="layout" svg:x1="19.304cm" svg:y1="11.43cm" svg:x2="17.018cm" svg:y2="11.43cm">
          <text:p/>
        </draw:line>
        <draw:custom-shape draw:style-name="gr17" draw:text-style-name="P7" xml:id="id32" draw:id="id32" draw:layer="layout" svg:width="4.064cm" svg:height="3.048cm" svg:x="7.366cm" svg:y="8.382cm">
          <text:p text:style-name="P6"><text:span text:style-name="T4">call deallocate</text:span></text:p>
          <text:p text:style-name="P6"><text:span text:style-name="T4">on cur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3" draw:id="id33" draw:layer="layout" svg:width="4.064cm" svg:height="3.048cm" svg:x="7.366cm" svg:y="12.446cm">
          <text:p text:style-name="P6"><text:span text:style-name="T4">equate</text:span></text:p>
          <text:p text:style-name="P6"><text:span text:style-name="T4"><text:s/></text:span><text:span text:style-name="T4">curr→nxt→prev</text:span></text:p>
          <text:p text:style-name="P6"><text:span text:style-name="T4">to curr-&gt;prev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4.986cm" svg:y1="9.398cm" svg:x2="11.43cm" svg:y2="9.906cm" draw:start-shape="id31" draw:start-glue-point="4" draw:end-shape="id32" draw:end-glue-point="1" svg:d="M14986 9398v-501h-2921v1009h-635" svg:viewBox="0 0 3557 1010">
          <text:p/>
        </draw:connector>
        <draw:connector draw:style-name="gr3" draw:text-style-name="P8" draw:layer="layout" svg:x1="14.986cm" svg:y1="13.462cm" svg:x2="11.43cm" svg:y2="13.97cm" draw:start-shape="id31" draw:start-glue-point="6" draw:end-shape="id33" draw:end-glue-point="1" svg:d="M14986 13462v508h-3556" svg:viewBox="0 0 3557 509">
          <text:p/>
        </draw:connector>
        <draw:frame draw:style-name="gr7" draw:text-style-name="P9" draw:layer="layout" svg:width="1.778cm" svg:height="0.988cm" svg:x="12.446cm" svg:y="8.918cm">
          <draw:text-box>
            <text:p>Yes</text:p>
          </draw:text-box>
        </draw:frame>
        <draw:frame draw:style-name="gr7" draw:text-style-name="P9" draw:layer="layout" svg:width="1.778cm" svg:height="0.988cm" svg:x="12.192cm" svg:y="12.954cm">
          <draw:text-box>
            <text:p>No</text:p>
          </draw:text-box>
        </draw:frame>
        <draw:connector draw:style-name="gr3" draw:text-style-name="P8" draw:layer="layout" draw:line-skew="-0.769cm" svg:x1="7.366cm" svg:y1="13.97cm" svg:x2="7.366cm" svg:y2="9.906cm" draw:start-shape="id33" draw:start-glue-point="3" draw:end-shape="id32" draw:end-glue-point="3" svg:d="M7366 13970h-1270v-4064h1270" svg:viewBox="0 0 1271 4065">
          <text:p/>
        </draw:connector>
        <draw:custom-shape draw:style-name="gr17" draw:text-style-name="P7" xml:id="id34" draw:id="id34" draw:layer="layout" svg:width="4.064cm" svg:height="3.048cm" svg:x="1.524cm" svg:y="9.906cm">
          <text:p text:style-name="P6"><text:span text:style-name="T4">return status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0.247cm" svg:x1="9.398cm" svg:y1="8.382cm" svg:x2="3.556cm" svg:y2="9.906cm" draw:start-shape="id32" draw:start-glue-point="0" draw:end-shape="id34" svg:d="M9398 8382v-254h-5842v1778" svg:viewBox="0 0 5843 1779">
          <text:p/>
        </draw:connector>
        <draw:custom-shape draw:style-name="gr12" draw:text-style-name="P7" draw:layer="layout" svg:width="4.318cm" svg:height="3.048cm" svg:x="1.016cm" svg:y="16.51cm">
          <text:p text:style-name="P6"><text:span text:style-name="T4">start with start</text:span></text:p>
          <text:p text:style-name="P6"><text:span text:style-name="T4">node and fl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5.334cm" svg:y1="18.034cm" svg:x2="7.366cm" svg:y2="18.034cm">
          <text:p/>
        </draw:line>
        <draw:custom-shape draw:style-name="gr17" draw:text-style-name="P7" draw:layer="layout" svg:width="4.064cm" svg:height="3.048cm" svg:x="7.366cm" svg:y="16.51cm">
          <text:p text:style-name="P6"><text:span text:style-name="T4">equate curr</text:span></text:p>
          <text:p text:style-name="P6"><text:span text:style-name="T4">to start-&gt;nx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6" draw:id="id36" draw:layer="layout" svg:width="4.064cm" svg:height="3.048cm" svg:x="13.462cm" svg:y="16.51cm">
          <text:p text:style-name="P6"><text:span text:style-name="T4">inc coun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43cm" svg:y1="18.034cm" svg:x2="13.462cm" svg:y2="18.034cm">
          <text:p/>
        </draw:line>
        <draw:custom-shape draw:style-name="gr5" draw:text-style-name="P7" draw:layer="layout" svg:width="4.572cm" svg:height="4.064cm" svg:x="19.304cm" svg:y="16.002cm">
          <text:p text:style-name="P6"><text:span text:style-name="T4">check if curr→nxt</text:span></text:p>
          <text:p text:style-name="P6"><text:span text:style-name="T4">is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8" draw:layer="layout" svg:x1="17.526cm" svg:y1="18.034cm" svg:x2="19.304cm" svg:y2="18.034cm">
          <text:p/>
        </draw:line>
        <draw:custom-shape draw:style-name="gr25" draw:text-style-name="P7" draw:layer="layout" svg:width="4.064cm" svg:height="1.778cm" svg:x="19.558cm" svg:y="13.462cm">
          <text:p text:style-name="P6"><text:span text:style-name="T4">return coun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1.59cm" svg:y1="16.002cm" svg:x2="21.59cm" svg:y2="15.24cm">
          <text:p/>
        </draw:line>
        <draw:frame draw:style-name="gr7" draw:text-style-name="P9" draw:layer="layout" svg:width="1.778cm" svg:height="0.988cm" svg:x="20.066cm" svg:y="15.24cm">
          <draw:text-box>
            <text:p>Yes</text:p>
          </draw:text-box>
        </draw:frame>
        <draw:custom-shape draw:style-name="gr26" draw:text-style-name="P7" xml:id="id35" draw:id="id35" draw:layer="layout" svg:width="2.286cm" svg:height="3.556cm" svg:x="24.384cm" svg:y="16.256cm">
          <text:p text:style-name="P6"><text:span text:style-name="T4">curr=</text:span></text:p>
          <text:p text:style-name="P6"><text:span text:style-name="T4">curr-&gt;nx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3.876cm" svg:y1="18.034cm" svg:x2="24.384cm" svg:y2="18.034cm">
          <text:p/>
        </draw:line>
        <draw:connector draw:style-name="gr3" draw:text-style-name="P8" draw:layer="layout" draw:line-skew="-0.247cm" svg:x1="25.527cm" svg:y1="19.812cm" svg:x2="15.494cm" svg:y2="19.558cm" draw:start-shape="id35" draw:start-glue-point="2" draw:end-shape="id36" draw:end-glue-point="2" svg:d="M25527 19812v254h-10033v-508" svg:viewBox="0 0 10034 509">
          <text:p/>
        </draw:connecto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2" draw:layer="layout" svg:width="25.199cm" svg:height="3.506cm" svg:x="1.27cm" svg:y="1.016cm" presentation:class="title" presentation:user-transformed="true">
          <draw:text-box>
            <text:p><text:span text:style-name="T3">snd_rcv.h</text:span></text:p>
          </draw:text-box>
        </draw:frame>
        <draw:frame presentation:style-name="pr4" draw:text-style-name="P3" draw:layer="layout" svg:width="25.199cm" svg:height="4.484cm" svg:x="1.27cm" svg:y="4.064cm" presentation:class="outline" presentation:user-transformed="true">
          <draw:text-box>
            <text:list text:style-name="L2">
              <text:list-item>
                <text:p><text:span text:style-name="T1">int snd(struct controller *cli, char *cmds, char *reason, char *retval, int </text:span><text:span text:style-name="T1">free_it)</text:span></text:p>
              </text:list-item>
              <text:list-item>
                <text:p><text:span text:style-name="T1">char *rcv(struct controller *cli, int sock, char *reason, char *retval)</text:span></text:p>
              </text:list-item>
            </text:list>
          </draw:text-box>
        </draw:frame>
        <draw:custom-shape draw:style-name="gr12" draw:text-style-name="P7" draw:layer="layout" svg:width="4.318cm" svg:height="3.048cm" svg:x="1.524cm" svg:y="8.548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4.318cm" svg:height="3.048cm" svg:x="1.27cm" svg:y="15.24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366cm" svg:y="15.24cm">
          <text:p text:style-name="P6"><text:span text:style-name="T4">allocate receive</text:span></text:p>
          <text:p text:style-name="P6"><text:span text:style-name="T4">buffe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7.62cm" svg:y="8.636cm">
          <text:p text:style-name="P6"><text:span text:style-name="T4">send received</text:span></text:p>
          <text:p text:style-name="P6"><text:span text:style-name="T4">msg at given</text:span></text:p>
          <text:p text:style-name="P6"><text:span text:style-name="T4">sock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10.16cm" svg:x2="7.62cm" svg:y2="10.16cm">
          <text:p/>
        </draw:line>
        <draw:line draw:style-name="gr3" draw:text-style-name="P8" draw:layer="layout" svg:x1="5.588cm" svg:y1="16.764cm" svg:x2="7.366cm" svg:y2="16.764cm">
          <text:p/>
        </draw:line>
        <draw:line draw:style-name="gr3" draw:text-style-name="P8" draw:layer="layout" svg:x1="11.684cm" svg:y1="10.16cm" svg:x2="13.462cm" svg:y2="10.16cm">
          <text:p/>
        </draw:line>
        <draw:custom-shape draw:style-name="gr17" draw:text-style-name="P7" draw:layer="layout" svg:width="4.064cm" svg:height="3.048cm" svg:x="13.462cm" svg:y="8.548cm">
          <text:p text:style-name="P6"><text:span text:style-name="T4">deallocate send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526cm" svg:y1="10.16cm" svg:x2="19.304cm" svg:y2="10.16cm">
          <text:p/>
        </draw:line>
        <draw:custom-shape draw:style-name="gr17" draw:text-style-name="P7" draw:layer="layout" svg:width="4.064cm" svg:height="3.048cm" svg:x="19.304cm" svg:y="8.548cm">
          <text:p text:style-name="P6"><text:span text:style-name="T4">return statu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43cm" svg:y1="16.764cm" svg:x2="13.208cm" svg:y2="16.764cm">
          <text:p/>
        </draw:line>
        <draw:custom-shape draw:style-name="gr17" draw:text-style-name="P7" draw:layer="layout" svg:width="4.064cm" svg:height="3.048cm" svg:x="13.208cm" svg:y="15.24cm">
          <text:p text:style-name="P6"><text:span text:style-name="T4">receive the</text:span></text:p>
          <text:p text:style-name="P6"><text:span text:style-name="T4">message from</text:span></text:p>
          <text:p text:style-name="P6"><text:span text:style-name="T4">given discripto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272cm" svg:y1="16.764cm" svg:x2="19.05cm" svg:y2="16.764cm">
          <text:p/>
        </draw:line>
        <draw:custom-shape draw:style-name="gr17" draw:text-style-name="P7" draw:layer="layout" svg:width="4.064cm" svg:height="3.048cm" svg:x="19.05cm" svg:y="15.24cm">
          <text:p text:style-name="P6"><text:span text:style-name="T4">return</text:span></text:p>
          <text:p text:style-name="P6"><text:span text:style-name="T4">the buff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text-style-name="P5" draw:layer="layout" svg:width="25.199cm" svg:height="4.439cm" svg:x="1.725cm" svg:y="7.966cm" presentation:class="title" presentation:user-transformed="true">
          <draw:text-box>
            <text:p><text:span text:style-name="T2">The Relay bottle-neck reduction metho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he fork() function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#include&lt;sys/types.h&gt;</text:span></text:p>
              </text:list-item>
              <text:list-item>
                <text:p><text:span text:style-name="T1">#include&lt;unistd.h&gt;</text:span></text:p>
              </text:list-item>
              <text:list-item>
                <text:p><text:span text:style-name="T1">pid_t fork(void)</text:span></text:p>
              </text:list-item>
              <text:list-item>
                <text:p><text:span text:style-name="T1">Returns 0 in child and Process ID of child in parent.</text:span></text:p>
              </text:list-item>
              <text:list-item>
                <text:p><text:span text:style-name="T1">Creates a new process by duplicating a new process.</text:span></text:p>
              </text:list-item>
            </text:list>
          </draw:text-box>
        </draw:frame>
        <draw:frame presentation:style-name="pr3" draw:text-style-name="P2" draw:layer="layout" svg:width="25.199cm" svg:height="3.506cm" svg:x="1.27cm" svg:y="11.684cm" presentation:class="title" presentation:user-transformed="true">
          <draw:text-box>
            <text:p><text:span text:style-name="T3">Multi Process v/s Multi thread</text:span></text:p>
          </draw:text-box>
        </draw:frame>
        <draw:frame presentation:style-name="pr4" draw:text-style-name="P3" draw:layer="layout" svg:width="25.199cm" svg:height="5.5cm" svg:x="1.471cm" svg:y="14.566cm" presentation:class="outline" presentation:user-transformed="true">
          <draw:text-box>
            <text:list text:style-name="L2">
              <text:list-item>
                <text:p><text:span text:style-name="T1">Sub processes have new memory mappings.</text:span></text:p>
              </text:list-item>
              <text:list-item>
                <text:p><text:span text:style-name="T1">Sub process memory dies when the process dies.</text:span></text:p>
              </text:list-item>
              <text:list-item>
                <text:p><text:span text:style-name="T1">Threads have save memory maps as the parent process</text:span></text:p>
              </text:list-item>
              <text:list-item>
                <text:p><text:span text:style-name="T1">Threads memory is safe on their termination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Where we use sub-processes?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The tcp server is a sub process.</text:span></text:p>
              </text:list-item>
              <text:list-item>
                <text:p><text:span text:style-name="T1">Each new client is a sub process.</text:span></text:p>
              </text:list-item>
              <text:list-item>
                <text:p><text:span text:style-name="T1">Each broadcast call for every client is a sub process.</text:span></text:p>
              </text:list-item>
            </text:list>
          </draw:text-box>
        </draw:frame>
        <draw:frame presentation:style-name="pr3" draw:text-style-name="P2" draw:layer="layout" svg:width="25.199cm" svg:height="3.506cm" svg:x="1.4cm" svg:y="9.398cm" presentation:class="title" presentation:user-transformed="true">
          <draw:text-box>
            <text:p><text:span text:style-name="T3">Where we use threads?</text:span></text:p>
          </draw:text-box>
        </draw:frame>
        <draw:frame presentation:style-name="pr4" draw:text-style-name="P3" draw:layer="layout" svg:width="25.199cm" svg:height="5.5cm" svg:x="1.524cm" svg:y="13.97cm" presentation:class="outline" presentation:user-transformed="true">
          <draw:text-box>
            <text:list text:style-name="L2">
              <text:list-item>
                <text:p><text:span text:style-name="T1">The cleanup module to clean the done with broadcast structures.</text:span></text:p>
              </text:list-item>
              <text:list-item>
                <text:p><text:span text:style-name="T1">The alarm module is a alarm set in separate thread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Why do we use sub-process?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The tcp_child server as sub process can be monitored and killed of by </text:span><text:span text:style-name="T1">calling parent process in event of mishandling.</text:span></text:p>
              </text:list-item>
              <text:list-item>
                <text:p><text:span text:style-name="T1">Each client has OS level compartmentalization to guarantee security over </text:span><text:span text:style-name="T1">memory sharing and buffer overflow attacks.</text:span></text:p>
              </text:list-item>
              <text:list-item>
                <text:p><text:span text:style-name="T1">The broadcast calls are gracefully spread over all cores for a real </text:span><text:span text:style-name="T1">simultaneous transaction.</text:span></text:p>
              </text:list-item>
            </text:list>
          </draw:text-box>
        </draw:frame>
        <draw:frame presentation:style-name="pr3" draw:text-style-name="P2" draw:layer="layout" svg:width="25.199cm" svg:height="3.506cm" svg:x="1.27cm" svg:y="10.972cm" presentation:class="title" presentation:user-transformed="true">
          <draw:text-box>
            <text:p><text:span text:style-name="T3">Why we use threads?</text:span></text:p>
          </draw:text-box>
        </draw:frame>
        <draw:frame presentation:style-name="pr4" draw:text-style-name="P3" draw:layer="layout" svg:width="25.199cm" svg:height="5.5cm" svg:x="1.524cm" svg:y="14.478cm" presentation:class="outline" presentation:user-transformed="true">
          <draw:text-box>
            <text:list text:style-name="L2">
              <text:list-item>
                <text:p><text:span text:style-name="T1">The cleanup module must be a part of main tcp server’s memory yet run </text:span><text:span text:style-name="T1">autonomously.</text:span></text:p>
              </text:list-item>
              <text:list-item>
                <text:p><text:span text:style-name="T1">The alarm is a short time keeping module to trigger cleanup which again </text:span><text:span text:style-name="T1">needs to save same memory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he Synchronization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The greatest part of pthread.h</text:span></text:p>
              </text:list-item>
              <text:list-item>
                <text:p><text:span text:style-name="T1">pthread_mutex_t is PTHREAD_MUTEX_INITIALIZER here.</text:span></text:p>
              </text:list-item>
              <text:list-item>
                <text:p><text:span text:style-name="T1">int pthread_mutex_lock(pthread_mutex_t *)</text:span></text:p>
              </text:list-item>
              <text:list-item>
                <text:p><text:span text:style-name="T1">int pthread_mutex_trylock(pthread_mutex_t *)</text:span></text:p>
              </text:list-item>
              <text:list-item>
                <text:p><text:span text:style-name="T1">int pthread_mutex_unlock(pthread_mutex_t *)</text:span></text:p>
              </text:list-item>
            </text:list>
          </draw:text-box>
        </draw:frame>
        <draw:frame presentation:style-name="pr3" draw:text-style-name="P2" draw:layer="layout" svg:width="25.199cm" svg:height="3.506cm" svg:x="1.27cm" svg:y="10.972cm" presentation:class="title" presentation:user-transformed="true">
          <draw:text-box>
            <text:p><text:span text:style-name="T3">Our implementation</text:span></text:p>
          </draw:text-box>
        </draw:frame>
        <draw:frame presentation:style-name="pr4" draw:text-style-name="P3" draw:layer="layout" svg:width="25.199cm" svg:height="5.5cm" svg:x="1.524cm" svg:y="14.478cm" presentation:class="outline" presentation:user-transformed="true">
          <draw:text-box>
            <text:list text:style-name="L2">
              <text:list-item>
                <text:p><text:span text:style-name="T1">We use a pthread_mutex_t speaker = PTHREAD_MUTEX_INITIALIZER </text:span><text:span text:style-name="T1">initialized with common memory in global_defs.h</text:span></text:p>
              </text:list-item>
              <text:list-item>
                <text:p><text:span text:style-name="T1">This keeps all the client nodes in check while being broadcasted to by the </text:span><text:span text:style-name="T1">broadcast sub-processed or cleaned up by cleanup module thread.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text-style-name="P5" draw:layer="layout" svg:width="25.199cm" svg:height="3.506cm" svg:x="1.471cm" svg:y="8.178cm" presentation:class="title" presentation:user-transformed="true">
          <draw:text-box>
            <text:p><text:span text:style-name="T2">The Controller Modu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tcp_connector.h</text:span></text:p>
          </draw:text-box>
        </draw:frame>
        <draw:frame presentation:style-name="pr4" draw:text-style-name="P3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<text:span text:style-name="T1">int get_connection_back(int sock)</text:span></text:p>
              </text:list-item>
              <text:list-item>
                <text:p><text:span text:style-name="T1">int send_to_relay(int sock, int flag, char *addr)</text:span></text:p>
              </text:list-item>
              <text:list-item>
                <text:p><text:span text:style-name="T1">char *rcv_bcast(int sock)</text:span></text:p>
              </text:list-item>
            </text:list>
          </draw:text-box>
        </draw:frame>
        <draw:custom-shape draw:style-name="gr12" draw:text-style-name="P7" draw:layer="layout" svg:width="4.318cm" svg:height="3.048cm" svg:x="1.524cm" svg:y="8.89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874cm" svg:y="8.89cm">
          <text:p text:style-name="P6"><text:span text:style-name="T4">call sock_create</text:span></text:p>
          <text:p text:style-name="P6"><text:span text:style-name="T4">to create a server</text:span></text:p>
          <text:p text:style-name="P6"><text:span text:style-name="T4">sock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10.414cm" svg:x2="7.874cm" svg:y2="10.414cm">
          <text:p/>
        </draw:line>
        <draw:custom-shape draw:style-name="gr17" draw:text-style-name="P7" draw:layer="layout" svg:width="4.064cm" svg:height="3.048cm" svg:x="13.97cm" svg:y="8.89cm">
          <text:p text:style-name="P6"><text:span text:style-name="T4">return connected</text:span></text:p>
          <text:p text:style-name="P6"><text:span text:style-name="T4">socket when new</text:span></text:p>
          <text:p text:style-name="P6"><text:span text:style-name="T4">client connect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938cm" svg:y1="10.414cm" svg:x2="13.97cm" svg:y2="10.414cm">
          <text:p/>
        </draw:line>
        <draw:custom-shape draw:style-name="gr12" draw:text-style-name="P7" draw:layer="layout" svg:width="4.318cm" svg:height="3.048cm" svg:x="1.524cm" svg:y="12.7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874cm" svg:y="12.7cm">
          <text:p text:style-name="P6"><text:span text:style-name="T4">call snd on the</text:span></text:p>
          <text:p text:style-name="P6"><text:span text:style-name="T4">passed msg buffe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14.224cm" svg:x2="7.874cm" svg:y2="14.224cm">
          <text:p/>
        </draw:line>
        <draw:custom-shape draw:style-name="gr17" draw:text-style-name="P7" draw:layer="layout" svg:width="4.064cm" svg:height="3.048cm" svg:x="13.97cm" svg:y="12.7cm">
          <text:p text:style-name="P6"><text:span text:style-name="T4">return statu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938cm" svg:y1="14.224cm" svg:x2="13.97cm" svg:y2="14.224cm">
          <text:p/>
        </draw:line>
        <draw:custom-shape draw:style-name="gr12" draw:text-style-name="P7" draw:layer="layout" svg:width="4.318cm" svg:height="3.048cm" svg:x="1.524cm" svg:y="16.764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5.842cm" svg:y1="18.288cm" svg:x2="7.874cm" svg:y2="18.288cm">
          <text:p/>
        </draw:line>
        <draw:custom-shape draw:style-name="gr17" draw:text-style-name="P7" draw:layer="layout" svg:width="4.064cm" svg:height="3.048cm" svg:x="7.874cm" svg:y="16.764cm">
          <text:p text:style-name="P6"><text:span text:style-name="T4">call rcv on a </text:span></text:p>
          <text:p text:style-name="P6"><text:span text:style-name="T4">msg pointer and </text:span></text:p>
          <text:p text:style-name="P6"><text:span text:style-name="T4">given sock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938cm" svg:y1="18.288cm" svg:x2="13.97cm" svg:y2="18.288cm">
          <text:p/>
        </draw:line>
        <draw:custom-shape draw:style-name="gr17" draw:text-style-name="P7" draw:layer="layout" svg:width="4.064cm" svg:height="3.048cm" svg:x="13.97cm" svg:y="16.764cm">
          <text:p text:style-name="P6"><text:span text:style-name="T4">return stat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sock_create.h</text:span></text:p>
          </draw:text-box>
        </draw:frame>
        <draw:frame presentation:style-name="pr4" draw:text-style-name="P3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<text:span text:style-name="T1">int sock_create(char *addr, int flag)</text:span></text:p>
              </text:list-item>
            </text:list>
          </draw:text-box>
        </draw:frame>
        <draw:custom-shape draw:style-name="gr12" draw:text-style-name="P7" draw:layer="layout" svg:width="4.318cm" svg:height="3.048cm" svg:x="2.032cm" svg:y="7.6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35cm" svg:y1="9.144cm" svg:x2="8.382cm" svg:y2="9.144cm">
          <text:p/>
        </draw:line>
        <draw:custom-shape draw:style-name="gr13" draw:text-style-name="P7" draw:layer="layout" svg:width="4.064cm" svg:height="2.794cm" svg:x="8.382cm" svg:y="7.62cm">
          <text:p text:style-name="P6"><text:span text:style-name="T4">allocate </text:span></text:p>
          <text:p text:style-name="P6"><text:span text:style-name="T4">sockaddr_in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446cm" svg:y1="9.144cm" svg:x2="14.478cm" svg:y2="9.144cm">
          <text:p/>
        </draw:line>
        <draw:custom-shape draw:style-name="gr13" draw:text-style-name="P7" draw:layer="layout" svg:width="4.064cm" svg:height="2.794cm" svg:x="14.478cm" svg:y="7.62cm">
          <text:p text:style-name="P6"><text:span text:style-name="T4">fill in addr passed</text:span></text:p>
          <text:p text:style-name="P6"><text:span text:style-name="T4">on in parameters</text:span></text:p>
          <text:p text:style-name="P6"><text:span text:style-name="T4">and family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542cm" svg:y1="9.144cm" svg:x2="20.574cm" svg:y2="9.144cm">
          <text:p/>
        </draw:line>
        <draw:custom-shape draw:style-name="gr5" draw:text-style-name="P7" xml:id="id37" draw:id="id37" draw:layer="layout" svg:width="4.572cm" svg:height="4.064cm" svg:x="20.574cm" svg:y="7.112cm">
          <text:p text:style-name="P6"><text:span text:style-name="T4">check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svg:x1="25.146cm" svg:y1="9.144cm" svg:x2="25.135cm" svg:y2="14.351cm" draw:start-shape="id37" draw:start-glue-point="7" draw:end-shape="id38" draw:end-glue-point="1" svg:d="M25146 9144h502v5207h-513" svg:viewBox="0 0 514 5208">
          <text:p/>
        </draw:connector>
        <draw:custom-shape draw:style-name="gr13" draw:text-style-name="P7" draw:layer="layout" svg:width="4.064cm" svg:height="2.794cm" svg:x="20.574cm" svg:y="12.954cm">
          <text:p text:style-name="P6"><text:span text:style-name="T4">make client</text:span></text:p>
          <text:p text:style-name="P6"><text:span text:style-name="T4">connection at port</text:span></text:p>
          <text:p text:style-name="P6"><text:span text:style-name="T4">6666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2.86cm" svg:y1="11.176cm" svg:x2="8.229cm" svg:y2="12.463cm" draw:start-shape="id37" draw:start-glue-point="6" draw:end-shape="id39" draw:end-glue-point="0" svg:d="M22860 11176v644h-14631v643" svg:viewBox="0 0 14632 1288">
          <text:p/>
        </draw:connector>
        <draw:custom-shape draw:style-name="gr13" draw:text-style-name="P7" draw:layer="layout" svg:width="4.064cm" svg:height="2.794cm" svg:x="6.096cm" svg:y="12.954cm">
          <text:p text:style-name="P6"><text:span text:style-name="T4">bind and listen</text:span></text:p>
          <text:p text:style-name="P6"><text:span text:style-name="T4">on server at</text:span></text:p>
          <text:p text:style-name="P6"><text:span text:style-name="T4">port 12346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0.988cm" svg:x="13.97cm" svg:y="10.922cm">
          <draw:text-box>
            <text:p>1</text:p>
          </draw:text-box>
        </draw:frame>
        <draw:frame draw:style-name="gr7" draw:text-style-name="P9" draw:layer="layout" svg:width="0.762cm" svg:height="0.988cm" svg:x="25.654cm" svg:y="11.43cm">
          <draw:text-box>
            <text:p>0</text:p>
          </draw:text-box>
        </draw:frame>
        <draw:custom-shape draw:style-name="gr27" draw:text-style-name="P11" xml:id="id39" draw:id="id39" draw:layer="layout" svg:width="0.305cm" svg:height="0.491cm" svg:x="8.077cm" svg:y="12.463cm">
          <text:p/>
          <draw:enhanced-geometry svg:viewBox="0 0 21600 21600" draw:text-areas="?f0 0 ?f2 ?f5" draw:type="down-arrow" draw:modifiers="10229.2682926829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xml:id="id38" draw:id="id38" draw:layer="layout" svg:width="0.497cm" svg:height="0.254cm" svg:x="24.638cm" svg:y="14.22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snd_rcv.h</text:span></text:p>
          </draw:text-box>
        </draw:frame>
        <draw:frame presentation:style-name="pr4" draw:text-style-name="P3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<text:span text:style-name="T1">int snd(int sock, char *cmds, char *reason, char *retval)</text:span></text:p>
              </text:list-item>
              <text:list-item>
                <text:p><text:span text:style-name="T1">char *rcv(int sock, char *reason, char *retval)</text:span></text:p>
              </text:list-item>
            </text:list>
          </draw:text-box>
        </draw:frame>
        <draw:custom-shape draw:style-name="gr12" draw:text-style-name="P7" draw:layer="layout" svg:width="4.318cm" svg:height="3.048cm" svg:x="1.524cm" svg:y="8.548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62cm" svg:y="8.636cm">
          <text:p text:style-name="P6"><text:span text:style-name="T4">send received</text:span></text:p>
          <text:p text:style-name="P6"><text:span text:style-name="T4">msg at given</text:span></text:p>
          <text:p text:style-name="P6"><text:span text:style-name="T4">sock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10.16cm" svg:x2="7.62cm" svg:y2="10.16cm">
          <text:p/>
        </draw:line>
        <draw:line draw:style-name="gr3" draw:text-style-name="P8" draw:layer="layout" svg:x1="11.684cm" svg:y1="10.16cm" svg:x2="13.462cm" svg:y2="10.16cm">
          <text:p/>
        </draw:line>
        <draw:custom-shape draw:style-name="gr17" draw:text-style-name="P7" draw:layer="layout" svg:width="4.064cm" svg:height="3.048cm" svg:x="13.462cm" svg:y="8.548cm">
          <text:p text:style-name="P6"><text:span text:style-name="T4">deallocate send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526cm" svg:y1="10.16cm" svg:x2="19.304cm" svg:y2="10.16cm">
          <text:p/>
        </draw:line>
        <draw:custom-shape draw:style-name="gr17" draw:text-style-name="P7" draw:layer="layout" svg:width="4.064cm" svg:height="3.048cm" svg:x="19.304cm" svg:y="8.548cm">
          <text:p text:style-name="P6"><text:span text:style-name="T4">return statu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318cm" svg:height="3.048cm" svg:x="1.27cm" svg:y="15.24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366cm" svg:y="15.24cm">
          <text:p text:style-name="P6"><text:span text:style-name="T4">allocate receive</text:span></text:p>
          <text:p text:style-name="P6"><text:span text:style-name="T4">buffe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588cm" svg:y1="16.764cm" svg:x2="7.366cm" svg:y2="16.764cm">
          <text:p/>
        </draw:line>
        <draw:line draw:style-name="gr3" draw:text-style-name="P8" draw:layer="layout" svg:x1="11.43cm" svg:y1="16.764cm" svg:x2="13.208cm" svg:y2="16.764cm">
          <text:p/>
        </draw:line>
        <draw:custom-shape draw:style-name="gr17" draw:text-style-name="P7" draw:layer="layout" svg:width="4.064cm" svg:height="3.048cm" svg:x="13.208cm" svg:y="15.24cm">
          <text:p text:style-name="P6"><text:span text:style-name="T4">receive the</text:span></text:p>
          <text:p text:style-name="P6"><text:span text:style-name="T4">message from</text:span></text:p>
          <text:p text:style-name="P6"><text:span text:style-name="T4">given discripto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272cm" svg:y1="16.764cm" svg:x2="19.05cm" svg:y2="16.764cm">
          <text:p/>
        </draw:line>
        <draw:custom-shape draw:style-name="gr17" draw:text-style-name="P7" draw:layer="layout" svg:width="4.064cm" svg:height="3.048cm" svg:x="19.05cm" svg:y="15.24cm">
          <text:p text:style-name="P6"><text:span text:style-name="T4">return</text:span></text:p>
          <text:p text:style-name="P6"><text:span text:style-name="T4">the buff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text-style-name="P2" draw:layer="layout" svg:width="25.199cm" svg:height="3.506cm" svg:x="1.217cm" svg:y="1.066cm" presentation:class="title" presentation:user-transformed="true">
          <draw:text-box>
            <text:p><text:span text:style-name="T3">allocate.h</text:span></text:p>
          </draw:text-box>
        </draw:frame>
        <draw:frame presentation:style-name="pr4" draw:text-style-name="P3" draw:layer="layout" svg:width="25.199cm" svg:height="2.286cm" svg:x="1.471cm" svg:y="4.572cm" presentation:class="outline" presentation:user-transformed="true">
          <draw:text-box>
            <text:list text:style-name="L2">
              <text:list-item>
                <text:p><text:span text:style-name="T1">void *allocate(char *type, int size)</text:span></text:p>
              </text:list-item>
              <text:list-item>
                <text:p><text:span text:style-name="T1">void deallocate(void *a, char *type, int size)</text:span></text:p>
              </text:list-item>
            </text:list>
          </draw:text-box>
        </draw:frame>
        <draw:custom-shape draw:style-name="gr12" draw:text-style-name="P7" draw:layer="layout" svg:width="4.318cm" svg:height="3.048cm" svg:x="2.032cm" svg:y="7.6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35cm" svg:y1="9.144cm" svg:x2="8.382cm" svg:y2="9.144cm">
          <text:p/>
        </draw:line>
        <draw:custom-shape draw:style-name="gr17" draw:text-style-name="P7" draw:layer="layout" svg:width="4.064cm" svg:height="3.048cm" svg:x="8.382cm" svg:y="7.62cm">
          <text:p text:style-name="P6"><text:span text:style-name="T4">declare void *</text:span></text:p>
          <text:p text:style-name="P6"><text:span text:style-name="T4">r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446cm" svg:y1="9.144cm" svg:x2="14.478cm" svg:y2="9.144cm">
          <text:p/>
        </draw:line>
        <draw:custom-shape draw:style-name="gr12" draw:text-style-name="P7" draw:layer="layout" svg:width="4.318cm" svg:height="3.048cm" svg:x="1.778cm" svg:y="15.494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096cm" svg:y1="17.018cm" svg:x2="8.128cm" svg:y2="17.018cm">
          <text:p/>
        </draw:line>
        <draw:custom-shape draw:style-name="gr17" draw:text-style-name="P7" draw:layer="layout" svg:width="4.064cm" svg:height="3.048cm" svg:x="14.478cm" svg:y="7.62cm">
          <text:p text:style-name="P6"><text:span text:style-name="T4">check string typ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8.128cm" svg:y="15.494cm">
          <text:p text:style-name="P6"><text:span text:style-name="T4">check string typ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542cm" svg:y1="9.144cm" svg:x2="20.574cm" svg:y2="9.144cm">
          <text:p/>
        </draw:line>
        <draw:custom-shape draw:style-name="gr17" draw:text-style-name="P7" xml:id="id40" draw:id="id40" draw:layer="layout" svg:width="4.064cm" svg:height="3.048cm" svg:x="20.574cm" svg:y="7.62cm">
          <text:p text:style-name="P6"><text:span text:style-name="T4">allocate memory</text:span></text:p>
          <text:p text:style-name="P6"><text:span text:style-name="T4">using mal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20.574cm" svg:y="11.43cm">
          <text:p text:style-name="P6"><text:span text:style-name="T4">bzero it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1.023cm" svg:x1="24.638cm" svg:y1="9.144cm" svg:x2="24.764cm" svg:y2="13.206cm" draw:start-shape="id40" draw:start-glue-point="1" svg:d="M24638 9144h1524v4062h-1398" svg:viewBox="0 0 1525 4063">
          <text:p/>
        </draw:connector>
        <draw:line draw:style-name="gr3" draw:text-style-name="P8" draw:layer="layout" svg:x1="20.574cm" svg:y1="12.954cm" svg:x2="18.542cm" svg:y2="12.954cm">
          <text:p/>
        </draw:line>
        <draw:custom-shape draw:style-name="gr5" draw:text-style-name="P7" xml:id="id41" draw:id="id41" draw:layer="layout" svg:width="4.572cm" svg:height="4.064cm" svg:x="13.97cm" svg:y="10.922cm">
          <text:p text:style-name="P6"><text:span text:style-name="T4">check if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8" draw:layer="layout" svg:x1="13.97cm" svg:y1="12.954cm" svg:x2="10.467cm" svg:y2="11.929cm" draw:start-shape="id41" draw:start-glue-point="5" svg:d="M13970 12954h-2002v-1025h-1501" svg:viewBox="0 0 3504 1026">
          <text:p/>
        </draw:connector>
        <draw:connector draw:style-name="gr3" draw:text-style-name="P8" draw:layer="layout" svg:x1="13.97cm" svg:y1="12.954cm" svg:x2="10.513cm" svg:y2="13.809cm" draw:start-shape="id41" draw:start-glue-point="5" svg:d="M13970 12954h-1979v855h-1478" svg:viewBox="0 0 3458 856">
          <text:p/>
        </draw:connector>
        <draw:custom-shape draw:style-name="gr18" draw:text-style-name="P7" draw:layer="layout" svg:width="4.064cm" svg:height="1.016cm" svg:x="6.35cm" svg:y="11.43cm">
          <text:p text:style-name="P6"><text:span text:style-name="T4">exit with erro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064cm" svg:height="1.016cm" svg:x="6.35cm" svg:y="13.208cm">
          <text:p text:style-name="P6"><text:span text:style-name="T4">return ret pointer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524cm" svg:height="1.725cm" svg:x="10.922cm" svg:y="10.922cm">
          <draw:text-box>
            <text:p>Yes</text:p>
          </draw:text-box>
        </draw:frame>
        <draw:frame draw:style-name="gr7" draw:text-style-name="P9" draw:layer="layout" svg:width="1.524cm" svg:height="0.988cm" svg:x="11.176cm" svg:y="13.716cm">
          <draw:text-box>
            <text:p>No</text:p>
          </draw:text-box>
        </draw:frame>
        <draw:custom-shape draw:style-name="gr17" draw:text-style-name="P7" draw:layer="layout" svg:width="4.064cm" svg:height="3.048cm" svg:x="14.224cm" svg:y="15.494cm">
          <text:p text:style-name="P6"><text:span text:style-name="T4">bzero that memory</text:span></text:p>
          <text:p text:style-name="P6"><text:span text:style-name="T4">area as per siz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192cm" svg:y1="17.018cm" svg:x2="14.224cm" svg:y2="17.018cm">
          <text:p/>
        </draw:line>
        <draw:custom-shape draw:style-name="gr17" draw:text-style-name="P7" draw:layer="layout" svg:width="4.064cm" svg:height="3.048cm" svg:x="20.32cm" svg:y="15.494cm">
          <text:p text:style-name="P6"><text:span text:style-name="T4">free the memory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288cm" svg:y1="17.018cm" svg:x2="20.32cm" svg:y2="17.018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ODO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a good mininet topology script to handle dynamic connection as </text:span><text:span text:style-name="T1">well.</text:span></text:p>
              </text:list-item>
              <text:list-item>
                <text:p><text:span text:style-name="T1">Add dynamic detection of new hosts and automatic update in controller </text:span><text:span text:style-name="T1">database.</text:span></text:p>
              </text:list-item>
              <text:list-item>
                <text:p><text:span text:style-name="T1">Add caching module in relay for faster access.</text:span></text:p>
              </text:list-item>
              <text:list-item>
                <text:p><text:span text:style-name="T1">Add redundancy module in relay for higher rate of availability.</text:span></text:p>
              </text:list-item>
              <text:list-item>
                <text:p><text:span text:style-name="T1">Add sub-relaying suppor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print_20_Plans">
        <draw:frame presentation:style-name="pr7" draw:text-style-name="P14" draw:layer="layout" svg:width="26.091cm" svg:height="3.506cm" svg:x="0.579cm" svg:y="7.162cm" presentation:class="title" presentation:user-transformed="true">
          <draw:text-box>
            <text:p>Thank You!<text:span text:style-name="T7"><text:line-break/></text:span><text:span text:style-name="T7"/></text:p>
          </draw:text-box>
        </draw:frame>
        <draw:frame draw:style-name="gr28" draw:text-style-name="P9" draw:layer="layout" svg:width="9.398cm" svg:height="3.199cm" svg:x="16.002cm" svg:y="11.43cm">
          <draw:text-box>
            <text:p>Prepared and Presented by:</text:p>
            <text:p>Naman Arora</text:p>
            <text:p>RA1511003010235</text:p>
          </draw:text-box>
        </draw:frame>
        <presentation:notes draw:style-name="dp2">
          <draw:page-thumbnail draw:style-name="gr1" draw:layer="layout" svg:width="14.85cm" svg:height="11.14cm" svg:x="3.074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3:14:19.208934690</meta:creation-date>
    <meta:editing-duration>PT18H5M14S</meta:editing-duration>
    <meta:editing-cycles>32</meta:editing-cycles>
    <meta:generator>LibreOffice/6.1.4.2$Linux_X86_64 LibreOffice_project/10$Build-2</meta:generator>
    <dc:title>Blueprint Plans</dc:title>
    <dc:date>2019-02-03T01:12:26.103490680</dc:date>
    <meta:document-statistic meta:object-count="419"/>
  </office:meta>
</office:document-meta>
</file>